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15.6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6.253cm"/>
    </style:style>
    <style:style style:name="co6" style:family="table-column">
      <style:table-column-properties fo:break-before="auto" style:column-width="21.957cm"/>
    </style:style>
    <style:style style:name="co7" style:family="table-column">
      <style:table-column-properties fo:break-before="auto" style:column-width="11.34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4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Academia id</text:p>
          </table:table-cell>
          <table:table-cell office:value-type="string" calcext:value-type="string">
            <text:p>nombre acad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100</text:p>
          </table:table-cell>
          <table:table-cell office:value-type="string" calcext:value-type="string">
            <text:p>Introducción a la Comput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utación básica</text:p>
          </table:table-cell>
          <table:table-cell table:style-name="ce1" table:formula="of:=&quot;insert into curso values(default,'&quot;&amp;[.A2]&amp;&quot;','&quot;&amp;[.B2]&amp;&quot;',&quot;&amp;IF([.D2]=&quot;&quot;;&quot;null&quot;;&quot;'&quot;&amp;[.D2]&amp;&quot;'&quot;)&amp;&quot;);&quot;" office:value-type="string" office:string-value="insert into curso values(default,'CC100','Introducción a la Computación','1');" calcext:value-type="string">
            <text:p>insert into curso values(default,'CC100','Introducción a la Computación','1');</text:p>
          </table:table-cell>
          <table:table-cell/>
        </table:table-row>
        <table:table-row table:style-name="ro1">
          <table:table-cell office:value-type="string" calcext:value-type="string">
            <text:p>CC101</text:p>
          </table:table-cell>
          <table:table-cell office:value-type="string" calcext:value-type="string">
            <text:p>Taller de Introducción a la Computa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putación básica</text:p>
          </table:table-cell>
          <table:table-cell table:style-name="ce1" table:formula="of:=&quot;insert into materia values(default,'&quot;&amp;[.A3]&amp;&quot;','&quot;&amp;[.B3]&amp;&quot;',&quot;&amp;IF([.D3]=&quot;&quot;;&quot;null&quot;;&quot;'&quot;&amp;[.D3]&amp;&quot;'&quot;)&amp;&quot;);&quot;" office:value-type="string" office:string-value="insert into materia values(default,'CC101','Taller de Introducción a la Computación','1');" calcext:value-type="string">
            <text:p>insert into materia values(default,'CC101','Taller de Introducción a la Computación','1');</text:p>
          </table:table-cell>
          <table:table-cell/>
        </table:table-row>
        <table:table-row table:style-name="ro1">
          <table:table-cell office:value-type="string" calcext:value-type="string">
            <text:p>CC102</text:p>
          </table:table-cell>
          <table:table-cell office:value-type="string" calcext:value-type="string">
            <text:p>Introducción a la Programació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4]&amp;&quot;','&quot;&amp;[.B4]&amp;&quot;',&quot;&amp;IF([.D4]=&quot;&quot;;&quot;null&quot;;&quot;'&quot;&amp;[.D4]&amp;&quot;'&quot;)&amp;&quot;);&quot;" office:value-type="string" office:string-value="insert into materia values(default,'CC102','Introducción a la Programación','2');" calcext:value-type="string">
            <text:p>insert into materia values(default,'CC102','Introducción a la Programación','2');</text:p>
          </table:table-cell>
          <table:table-cell/>
        </table:table-row>
        <table:table-row table:style-name="ro1">
          <table:table-cell office:value-type="string" calcext:value-type="string">
            <text:p>CC103</text:p>
          </table:table-cell>
          <table:table-cell office:value-type="string" calcext:value-type="string">
            <text:p>Taller de Programación Estructur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5]&amp;&quot;','&quot;&amp;[.B5]&amp;&quot;',&quot;&amp;IF([.D5]=&quot;&quot;;&quot;null&quot;;&quot;'&quot;&amp;[.D5]&amp;&quot;'&quot;)&amp;&quot;);&quot;" office:value-type="string" office:string-value="insert into materia values(default,'CC103','Taller de Programación Estructurada','2');" calcext:value-type="string">
            <text:p>insert into materia values(default,'CC103','Taller de Programación Estructurada','2');</text:p>
          </table:table-cell>
          <table:table-cell/>
        </table:table-row>
        <table:table-row table:style-name="ro1">
          <table:table-cell office:value-type="string" calcext:value-type="string">
            <text:p>CC108</text:p>
          </table:table-cell>
          <table:table-cell office:value-type="string" calcext:value-type="string">
            <text:p>Programación Estructur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gramación básica</text:p>
          </table:table-cell>
          <table:table-cell table:style-name="ce1" table:formula="of:=&quot;insert into materia values(default,'&quot;&amp;[.A6]&amp;&quot;','&quot;&amp;[.B6]&amp;&quot;',&quot;&amp;IF([.D6]=&quot;&quot;;&quot;null&quot;;&quot;'&quot;&amp;[.D6]&amp;&quot;'&quot;)&amp;&quot;);&quot;" office:value-type="string" office:string-value="insert into materia values(default,'CC108','Programación Estructurada','2');" calcext:value-type="string">
            <text:p>insert into materia values(default,'CC108','Programación Estructurada','2');</text:p>
          </table:table-cell>
          <table:table-cell/>
        </table:table-row>
        <table:table-row table:style-name="ro1">
          <table:table-cell office:value-type="string" calcext:value-type="string">
            <text:p>CC109</text:p>
          </table:table-cell>
          <table:table-cell office:value-type="string" calcext:value-type="string">
            <text:p>Programación para Interfac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]&amp;&quot;','&quot;&amp;[.B7]&amp;&quot;',&quot;&amp;IF([.D7]=&quot;&quot;;&quot;null&quot;;&quot;'&quot;&amp;[.D7]&amp;&quot;'&quot;)&amp;&quot;);&quot;" office:value-type="string" office:string-value="insert into materia values(default,'CC109','Programación para Interfaces','8');" calcext:value-type="string">
            <text:p>insert into materia values(default,'CC109','Programación para Interfaces','8');</text:p>
          </table:table-cell>
          <table:table-cell/>
        </table:table-row>
        <table:table-row table:style-name="ro1">
          <table:table-cell office:value-type="string" calcext:value-type="string">
            <text:p>CC200</text:p>
          </table:table-cell>
          <table:table-cell office:value-type="string" calcext:value-type="string">
            <text:p>Programación Orientada a Obje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8]&amp;&quot;','&quot;&amp;[.B8]&amp;&quot;',&quot;&amp;IF([.D8]=&quot;&quot;;&quot;null&quot;;&quot;'&quot;&amp;[.D8]&amp;&quot;'&quot;)&amp;&quot;);&quot;" office:value-type="string" office:string-value="insert into materia values(default,'CC200','Programación Orientada a Objetos','8');" calcext:value-type="string">
            <text:p>insert into materia values(default,'CC200','Programación Orientada a Objetos','8');</text:p>
          </table:table-cell>
          <table:table-cell/>
        </table:table-row>
        <table:table-row table:style-name="ro1">
          <table:table-cell office:value-type="string" calcext:value-type="string">
            <text:p>CC201</text:p>
          </table:table-cell>
          <table:table-cell office:value-type="string" calcext:value-type="string">
            <text:p>Taller de Programación Orientada a Obje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9]&amp;&quot;','&quot;&amp;[.B9]&amp;&quot;',&quot;&amp;IF([.D9]=&quot;&quot;;&quot;null&quot;;&quot;'&quot;&amp;[.D9]&amp;&quot;'&quot;)&amp;&quot;);&quot;" office:value-type="string" office:string-value="insert into materia values(default,'CC201','Taller de Programación Orientada a Objetos','8');" calcext:value-type="string">
            <text:p>insert into materia values(default,'CC201','Taller de Programación Orientada a Objetos','8');</text:p>
          </table:table-cell>
          <table:table-cell/>
        </table:table-row>
        <table:table-row table:style-name="ro1">
          <table:table-cell office:value-type="string" calcext:value-type="string">
            <text:p>CC202</text:p>
          </table:table-cell>
          <table:table-cell office:value-type="string" calcext:value-type="string">
            <text:p>Estructura de Dat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0]&amp;&quot;','&quot;&amp;[.B10]&amp;&quot;',&quot;&amp;IF([.D10]=&quot;&quot;;&quot;null&quot;;&quot;'&quot;&amp;[.D10]&amp;&quot;'&quot;)&amp;&quot;);&quot;" office:value-type="string" office:string-value="insert into materia values(default,'CC202','Estructura de Datos','3');" calcext:value-type="string">
            <text:p>insert into materia values(default,'CC202','Estructura de Datos','3');</text:p>
          </table:table-cell>
          <table:table-cell/>
        </table:table-row>
        <table:table-row table:style-name="ro1">
          <table:table-cell office:value-type="string" calcext:value-type="string">
            <text:p>CC203</text:p>
          </table:table-cell>
          <table:table-cell office:value-type="string" calcext:value-type="string">
            <text:p>Taller de Estructura de Dat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1]&amp;&quot;','&quot;&amp;[.B11]&amp;&quot;',&quot;&amp;IF([.D11]=&quot;&quot;;&quot;null&quot;;&quot;'&quot;&amp;[.D11]&amp;&quot;'&quot;)&amp;&quot;);&quot;" office:value-type="string" office:string-value="insert into materia values(default,'CC203','Taller de Estructura de Datos','3');" calcext:value-type="string">
            <text:p>insert into materia values(default,'CC203','Taller de Estructura de Datos','3');</text:p>
          </table:table-cell>
          <table:table-cell/>
        </table:table-row>
        <table:table-row table:style-name="ro1">
          <table:table-cell office:value-type="string" calcext:value-type="string">
            <text:p>CC204</text:p>
          </table:table-cell>
          <table:table-cell office:value-type="string" calcext:value-type="string">
            <text:p>Estructura de Archiv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2]&amp;&quot;','&quot;&amp;[.B12]&amp;&quot;',&quot;&amp;IF([.D12]=&quot;&quot;;&quot;null&quot;;&quot;'&quot;&amp;[.D12]&amp;&quot;'&quot;)&amp;&quot;);&quot;" office:value-type="string" office:string-value="insert into materia values(default,'CC204','Estructura de Archivos','3');" calcext:value-type="string">
            <text:p>insert into materia values(default,'CC204','Estructura de Archivos','3');</text:p>
          </table:table-cell>
          <table:table-cell/>
        </table:table-row>
        <table:table-row table:style-name="ro1">
          <table:table-cell office:value-type="string" calcext:value-type="string">
            <text:p>CC205</text:p>
          </table:table-cell>
          <table:table-cell office:value-type="string" calcext:value-type="string">
            <text:p>Taller de Estructura de Archiv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3]&amp;&quot;','&quot;&amp;[.B13]&amp;&quot;',&quot;&amp;IF([.D13]=&quot;&quot;;&quot;null&quot;;&quot;'&quot;&amp;[.D13]&amp;&quot;'&quot;)&amp;&quot;);&quot;" office:value-type="string" office:string-value="insert into materia values(default,'CC205','Taller de Estructura de Archivos','3');" calcext:value-type="string">
            <text:p>insert into materia values(default,'CC205','Taller de Estructura de Archivos','3');</text:p>
          </table:table-cell>
          <table:table-cell/>
        </table:table-row>
        <table:table-row table:style-name="ro1">
          <table:table-cell office:value-type="string" calcext:value-type="string">
            <text:p>CC206</text:p>
          </table:table-cell>
          <table:table-cell office:value-type="string" calcext:value-type="string">
            <text:p>Programación de Sistem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14]&amp;&quot;','&quot;&amp;[.B14]&amp;&quot;',&quot;&amp;IF([.D14]=&quot;&quot;;&quot;null&quot;;&quot;'&quot;&amp;[.D14]&amp;&quot;'&quot;)&amp;&quot;);&quot;" office:value-type="string" office:string-value="insert into materia values(default,'CC206','Programación de Sistemas','7');" calcext:value-type="string">
            <text:p>insert into materia values(default,'CC206','Programación de Sistemas','7');</text:p>
          </table:table-cell>
          <table:table-cell/>
        </table:table-row>
        <table:table-row table:style-name="ro1">
          <table:table-cell office:value-type="string" calcext:value-type="string">
            <text:p>CC207</text:p>
          </table:table-cell>
          <table:table-cell office:value-type="string" calcext:value-type="string">
            <text:p>Taller de Programación de Sistem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15]&amp;&quot;','&quot;&amp;[.B15]&amp;&quot;',&quot;&amp;IF([.D15]=&quot;&quot;;&quot;null&quot;;&quot;'&quot;&amp;[.D15]&amp;&quot;'&quot;)&amp;&quot;);&quot;" office:value-type="string" office:string-value="insert into materia values(default,'CC207','Taller de Programación de Sistemas','7');" calcext:value-type="string">
            <text:p>insert into materia values(default,'CC207','Taller de Programación de Sistemas','7');</text:p>
          </table:table-cell>
          <table:table-cell/>
        </table:table-row>
        <table:table-row table:style-name="ro1">
          <table:table-cell office:value-type="string" calcext:value-type="string">
            <text:p>CC208</text:p>
          </table:table-cell>
          <table:table-cell office:value-type="string" calcext:value-type="string">
            <text:p>Lenguajes de Programación Comparad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16]&amp;&quot;','&quot;&amp;[.B16]&amp;&quot;',&quot;&amp;IF([.D16]=&quot;&quot;;&quot;null&quot;;&quot;'&quot;&amp;[.D16]&amp;&quot;'&quot;)&amp;&quot;);&quot;" office:value-type="string" office:string-value="insert into materia values(default,'CC208','Lenguajes de Programación Comparados','8');" calcext:value-type="string">
            <text:p>insert into materia values(default,'CC208','Lenguajes de Programación Comparados','8');</text:p>
          </table:table-cell>
          <table:table-cell/>
        </table:table-row>
        <table:table-row table:style-name="ro1">
          <table:table-cell office:value-type="string" calcext:value-type="string">
            <text:p>CC209</text:p>
          </table:table-cell>
          <table:table-cell office:value-type="string" calcext:value-type="string">
            <text:p>Teoría de la Computació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17]&amp;&quot;','&quot;&amp;[.B17]&amp;&quot;',&quot;&amp;IF([.D17]=&quot;&quot;;&quot;null&quot;;&quot;'&quot;&amp;[.D17]&amp;&quot;'&quot;)&amp;&quot;);&quot;" office:value-type="string" office:string-value="insert into materia values(default,'CC209','Teoría de la Computación','3');" calcext:value-type="string">
            <text:p>insert into materia values(default,'CC209','Teoría de la Computación','3');</text:p>
          </table:table-cell>
          <table:table-cell/>
        </table:table-row>
        <table:table-row table:style-name="ro1">
          <table:table-cell office:value-type="string" calcext:value-type="string">
            <text:p>CC210</text:p>
          </table:table-cell>
          <table:table-cell office:value-type="string" calcext:value-type="string">
            <text:p>Arquitectura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18]&amp;&quot;','&quot;&amp;[.B18]&amp;&quot;',&quot;&amp;IF([.D18]=&quot;&quot;;&quot;null&quot;;&quot;'&quot;&amp;[.D18]&amp;&quot;'&quot;)&amp;&quot;);&quot;" office:value-type="string" office:string-value="insert into materia values(default,'CC210','Arquitectura de Computadoras','6');" calcext:value-type="string">
            <text:p>insert into materia values(default,'CC210','Arquitectura de Computadoras','6');</text:p>
          </table:table-cell>
          <table:table-cell/>
        </table:table-row>
        <table:table-row table:style-name="ro1">
          <table:table-cell office:value-type="string" calcext:value-type="string">
            <text:p>CC211</text:p>
          </table:table-cell>
          <table:table-cell office:value-type="string" calcext:value-type="string">
            <text:p>Teleinformátic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19]&amp;&quot;','&quot;&amp;[.B19]&amp;&quot;',&quot;&amp;IF([.D19]=&quot;&quot;;&quot;null&quot;;&quot;'&quot;&amp;[.D19]&amp;&quot;'&quot;)&amp;&quot;);&quot;" office:value-type="string" office:string-value="insert into materia values(default,'CC211','Teleinformática','6');" calcext:value-type="string">
            <text:p>insert into materia values(default,'CC211','Teleinformática','6');</text:p>
          </table:table-cell>
          <table:table-cell/>
        </table:table-row>
        <table:table-row table:style-name="ro1">
          <table:table-cell office:value-type="string" calcext:value-type="string">
            <text:p>CC212</text:p>
          </table:table-cell>
          <table:table-cell office:value-type="string" calcext:value-type="string">
            <text:p>Redes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20]&amp;&quot;','&quot;&amp;[.B20]&amp;&quot;',&quot;&amp;IF([.D20]=&quot;&quot;;&quot;null&quot;;&quot;'&quot;&amp;[.D20]&amp;&quot;'&quot;)&amp;&quot;);&quot;" office:value-type="string" office:string-value="insert into materia values(default,'CC212','Redes de Computadoras','6');" calcext:value-type="string">
            <text:p>insert into materia values(default,'CC212','Redes de Computadoras','6');</text:p>
          </table:table-cell>
          <table:table-cell/>
        </table:table-row>
        <table:table-row table:style-name="ro1">
          <table:table-cell office:value-type="string" calcext:value-type="string">
            <text:p>CC213</text:p>
          </table:table-cell>
          <table:table-cell office:value-type="string" calcext:value-type="string">
            <text:p>Taller de Redes de Computador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21]&amp;&quot;','&quot;&amp;[.B21]&amp;&quot;',&quot;&amp;IF([.D21]=&quot;&quot;;&quot;null&quot;;&quot;'&quot;&amp;[.D21]&amp;&quot;'&quot;)&amp;&quot;);&quot;" office:value-type="string" office:string-value="insert into materia values(default,'CC213','Taller de Redes de Computadoras','6');" calcext:value-type="string">
            <text:p>insert into materia values(default,'CC213','Taller de Redes de Computadoras','6');</text:p>
          </table:table-cell>
          <table:table-cell/>
        </table:table-row>
        <table:table-row table:style-name="ro1">
          <table:table-cell office:value-type="string" calcext:value-type="string">
            <text:p>CC300</text:p>
          </table:table-cell>
          <table:table-cell office:value-type="string" calcext:value-type="string">
            <text:p>Sistemas Operativ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22]&amp;&quot;','&quot;&amp;[.B22]&amp;&quot;',&quot;&amp;IF([.D22]=&quot;&quot;;&quot;null&quot;;&quot;'&quot;&amp;[.D22]&amp;&quot;'&quot;)&amp;&quot;);&quot;" office:value-type="string" office:string-value="insert into materia values(default,'CC300','Sistemas Operativos','7');" calcext:value-type="string">
            <text:p>insert into materia values(default,'CC300','Sistemas Operativos','7');</text:p>
          </table:table-cell>
          <table:table-cell/>
        </table:table-row>
        <table:table-row table:style-name="ro1">
          <table:table-cell office:value-type="string" calcext:value-type="string">
            <text:p>CC301</text:p>
          </table:table-cell>
          <table:table-cell office:value-type="string" calcext:value-type="string">
            <text:p>Taller de Sistemas Operativ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23]&amp;&quot;','&quot;&amp;[.B23]&amp;&quot;',&quot;&amp;IF([.D23]=&quot;&quot;;&quot;null&quot;;&quot;'&quot;&amp;[.D23]&amp;&quot;'&quot;)&amp;&quot;);&quot;" office:value-type="string" office:string-value="insert into materia values(default,'CC301','Taller de Sistemas Operativos','7');" calcext:value-type="string">
            <text:p>insert into materia values(default,'CC301','Taller de Sistemas Operativos','7');</text:p>
          </table:table-cell>
          <table:table-cell/>
        </table:table-row>
        <table:table-row table:style-name="ro1">
          <table:table-cell office:value-type="string" calcext:value-type="string">
            <text:p>CC302</text:p>
          </table:table-cell>
          <table:table-cell office:value-type="string" calcext:value-type="string">
            <text:p>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24]&amp;&quot;','&quot;&amp;[.B24]&amp;&quot;',&quot;&amp;IF([.D24]=&quot;&quot;;&quot;null&quot;;&quot;'&quot;&amp;[.D24]&amp;&quot;'&quot;)&amp;&quot;);&quot;" office:value-type="string" office:string-value="insert into materia values(default,'CC302','Bases de Datos','5');" calcext:value-type="string">
            <text:p>insert into materia values(default,'CC302','Bases de Datos','5');</text:p>
          </table:table-cell>
          <table:table-cell/>
        </table:table-row>
        <table:table-row table:style-name="ro1">
          <table:table-cell office:value-type="string" calcext:value-type="string">
            <text:p>CC303</text:p>
          </table:table-cell>
          <table:table-cell office:value-type="string" calcext:value-type="string">
            <text:p>Taller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25]&amp;&quot;','&quot;&amp;[.B25]&amp;&quot;',&quot;&amp;IF([.D25]=&quot;&quot;;&quot;null&quot;;&quot;'&quot;&amp;[.D25]&amp;&quot;'&quot;)&amp;&quot;);&quot;" office:value-type="string" office:string-value="insert into materia values(default,'CC303','Taller de Bases de Datos','5');" calcext:value-type="string">
            <text:p>insert into materia values(default,'CC303','Taller de Bases de Datos','5');</text:p>
          </table:table-cell>
          <table:table-cell/>
        </table:table-row>
        <table:table-row table:style-name="ro1">
          <table:table-cell office:value-type="string" calcext:value-type="string">
            <text:p>CC304</text:p>
          </table:table-cell>
          <table:table-cell office:value-type="string" calcext:value-type="string">
            <text:p>Ingeniería de Software 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6]&amp;&quot;','&quot;&amp;[.B26]&amp;&quot;',&quot;&amp;IF([.D26]=&quot;&quot;;&quot;null&quot;;&quot;'&quot;&amp;[.D26]&amp;&quot;'&quot;)&amp;&quot;);&quot;" office:value-type="string" office:string-value="insert into materia values(default,'CC304','Ingeniería de Software I','4');" calcext:value-type="string">
            <text:p>insert into materia values(default,'CC304','Ingeniería de Software I','4');</text:p>
          </table:table-cell>
          <table:table-cell/>
        </table:table-row>
        <table:table-row table:style-name="ro1">
          <table:table-cell office:value-type="string" calcext:value-type="string">
            <text:p>CC305</text:p>
          </table:table-cell>
          <table:table-cell office:value-type="string" calcext:value-type="string">
            <text:p>Ingenieria de Software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7]&amp;&quot;','&quot;&amp;[.B27]&amp;&quot;',&quot;&amp;IF([.D27]=&quot;&quot;;&quot;null&quot;;&quot;'&quot;&amp;[.D27]&amp;&quot;'&quot;)&amp;&quot;);&quot;" office:value-type="string" office:string-value="insert into materia values(default,'CC305','Ingenieria de Software II','4');" calcext:value-type="string">
            <text:p>insert into materia values(default,'CC305','Ingenieria de Software II','4');</text:p>
          </table:table-cell>
          <table:table-cell/>
        </table:table-row>
        <table:table-row table:style-name="ro1">
          <table:table-cell office:value-type="string" calcext:value-type="string">
            <text:p>CC306</text:p>
          </table:table-cell>
          <table:table-cell office:value-type="string" calcext:value-type="string">
            <text:p>Taller de Ingenieria de Software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28]&amp;&quot;','&quot;&amp;[.B28]&amp;&quot;',&quot;&amp;IF([.D28]=&quot;&quot;;&quot;null&quot;;&quot;'&quot;&amp;[.D28]&amp;&quot;'&quot;)&amp;&quot;);&quot;" office:value-type="string" office:string-value="insert into materia values(default,'CC306','Taller de Ingenieria de Software II','4');" calcext:value-type="string">
            <text:p>insert into materia values(default,'CC306','Taller de Ingenieria de Software II','4');</text:p>
          </table:table-cell>
          <table:table-cell/>
        </table:table-row>
        <table:table-row table:style-name="ro1">
          <table:table-cell office:value-type="string" calcext:value-type="string">
            <text:p>CC307</text:p>
          </table:table-cell>
          <table:table-cell office:value-type="string" calcext:value-type="string">
            <text:p>Programación Lógica y Funcion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29]&amp;&quot;','&quot;&amp;[.B29]&amp;&quot;',&quot;&amp;IF([.D29]=&quot;&quot;;&quot;null&quot;;&quot;'&quot;&amp;[.D29]&amp;&quot;'&quot;)&amp;&quot;);&quot;" office:value-type="string" office:string-value="insert into materia values(default,'CC307','Programación Lógica y Funcional','8');" calcext:value-type="string">
            <text:p>insert into materia values(default,'CC307','Programación Lógica y Funcional','8');</text:p>
          </table:table-cell>
          <table:table-cell/>
        </table:table-row>
        <table:table-row table:style-name="ro1">
          <table:table-cell office:value-type="string" calcext:value-type="string">
            <text:p>CC308</text:p>
          </table:table-cell>
          <table:table-cell office:value-type="string" calcext:value-type="string">
            <text:p>Taller de Programación Lógica y Funcion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30]&amp;&quot;','&quot;&amp;[.B30]&amp;&quot;',&quot;&amp;IF([.D30]=&quot;&quot;;&quot;null&quot;;&quot;'&quot;&amp;[.D30]&amp;&quot;'&quot;)&amp;&quot;);&quot;" office:value-type="string" office:string-value="insert into materia values(default,'CC308','Taller de Programación Lógica y Funcional','8');" calcext:value-type="string">
            <text:p>insert into materia values(default,'CC308','Taller de Programación Lógica y Funcional','8');</text:p>
          </table:table-cell>
          <table:table-cell/>
        </table:table-row>
        <table:table-row table:style-name="ro1">
          <table:table-cell office:value-type="string" calcext:value-type="string">
            <text:p>CC309</text:p>
          </table:table-cell>
          <table:table-cell office:value-type="string" calcext:value-type="string">
            <text:p>Bases de Datos Avanzad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1]&amp;&quot;','&quot;&amp;[.B31]&amp;&quot;',&quot;&amp;IF([.D31]=&quot;&quot;;&quot;null&quot;;&quot;'&quot;&amp;[.D31]&amp;&quot;'&quot;)&amp;&quot;);&quot;" office:value-type="string" office:string-value="insert into materia values(default,'CC309','Bases de Datos Avanzadas','5');" calcext:value-type="string">
            <text:p>insert into materia values(default,'CC309','Bases de Datos Avanzadas','5');</text:p>
          </table:table-cell>
          <table:table-cell/>
        </table:table-row>
        <table:table-row table:style-name="ro1">
          <table:table-cell office:value-type="string" calcext:value-type="string">
            <text:p>CC310</text:p>
          </table:table-cell>
          <table:table-cell office:value-type="string" calcext:value-type="string">
            <text:p>Taller de Bases de Datos Avanzada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2]&amp;&quot;','&quot;&amp;[.B32]&amp;&quot;',&quot;&amp;IF([.D32]=&quot;&quot;;&quot;null&quot;;&quot;'&quot;&amp;[.D32]&amp;&quot;'&quot;)&amp;&quot;);&quot;" office:value-type="string" office:string-value="insert into materia values(default,'CC310','Taller de Bases de Datos Avanzadas','5');" calcext:value-type="string">
            <text:p>insert into materia values(default,'CC310','Taller de Bases de Datos Avanzadas','5');</text:p>
          </table:table-cell>
          <table:table-cell/>
        </table:table-row>
        <table:table-row table:style-name="ro1">
          <table:table-cell office:value-type="string" calcext:value-type="string">
            <text:p>CC311</text:p>
          </table:table-cell>
          <table:table-cell office:value-type="string" calcext:value-type="string">
            <text:p>Gráficas por Computador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33]&amp;&quot;','&quot;&amp;[.B33]&amp;&quot;',&quot;&amp;IF([.D33]=&quot;&quot;;&quot;null&quot;;&quot;'&quot;&amp;[.D33]&amp;&quot;'&quot;)&amp;&quot;);&quot;" office:value-type="string" office:string-value="insert into materia values(default,'CC311','Gráficas por Computadora','7');" calcext:value-type="string">
            <text:p>insert into materia values(default,'CC311','Gráficas por Computadora','7');</text:p>
          </table:table-cell>
          <table:table-cell/>
        </table:table-row>
        <table:table-row table:style-name="ro1">
          <table:table-cell office:value-type="string" calcext:value-type="string">
            <text:p>CC312</text:p>
          </table:table-cell>
          <table:table-cell office:value-type="string" calcext:value-type="string">
            <text:p>Taller de Gráficas por Computadora</text:p>
          </table:table-cell>
          <table:table-cell table:number-columns-repeated="3"/>
          <table:table-cell table:style-name="ce1" table:formula="of:=&quot;insert into materia values(default,'&quot;&amp;[.A34]&amp;&quot;','&quot;&amp;[.B34]&amp;&quot;',&quot;&amp;IF([.D34]=&quot;&quot;;&quot;null&quot;;&quot;'&quot;&amp;[.D34]&amp;&quot;'&quot;)&amp;&quot;);&quot;" office:value-type="string" office:string-value="insert into materia values(default,'CC312','Taller de Gráficas por Computadora',null);" calcext:value-type="string">
            <text:p>insert into materia values(default,'CC312','Taller de Gráficas por Computadora',null);</text:p>
          </table:table-cell>
          <table:table-cell/>
        </table:table-row>
        <table:table-row table:style-name="ro1">
          <table:table-cell office:value-type="string" calcext:value-type="string">
            <text:p>CC313</text:p>
          </table:table-cell>
          <table:table-cell office:value-type="string" calcext:value-type="string">
            <text:p>Administración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5]&amp;&quot;','&quot;&amp;[.B35]&amp;&quot;',&quot;&amp;IF([.D35]=&quot;&quot;;&quot;null&quot;;&quot;'&quot;&amp;[.D35]&amp;&quot;'&quot;)&amp;&quot;);&quot;" office:value-type="string" office:string-value="insert into materia values(default,'CC313','Administración de Bases de Datos','5');" calcext:value-type="string">
            <text:p>insert into materia values(default,'CC313','Administración de Bases de Datos','5');</text:p>
          </table:table-cell>
          <table:table-cell/>
        </table:table-row>
        <table:table-row table:style-name="ro1">
          <table:table-cell office:value-type="string" calcext:value-type="string">
            <text:p>CC314</text:p>
          </table:table-cell>
          <table:table-cell office:value-type="string" calcext:value-type="string">
            <text:p>Taller de Administración de Bases de Dat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6]&amp;&quot;','&quot;&amp;[.B36]&amp;&quot;',&quot;&amp;IF([.D36]=&quot;&quot;;&quot;null&quot;;&quot;'&quot;&amp;[.D36]&amp;&quot;'&quot;)&amp;&quot;);&quot;" office:value-type="string" office:string-value="insert into materia values(default,'CC314','Taller de Administración de Bases de Datos','5');" calcext:value-type="string">
            <text:p>insert into materia values(default,'CC314','Taller de Administración de Bases de Datos','5');</text:p>
          </table:table-cell>
          <table:table-cell/>
        </table:table-row>
        <table:table-row table:style-name="ro1">
          <table:table-cell office:value-type="string" calcext:value-type="string">
            <text:p>CC315</text:p>
          </table:table-cell>
          <table:table-cell office:value-type="string" calcext:value-type="string">
            <text:p>Sistemas de Información Administrativ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37]&amp;&quot;','&quot;&amp;[.B37]&amp;&quot;',&quot;&amp;IF([.D37]=&quot;&quot;;&quot;null&quot;;&quot;'&quot;&amp;[.D37]&amp;&quot;'&quot;)&amp;&quot;);&quot;" office:value-type="string" office:string-value="insert into materia values(default,'CC315','Sistemas de Información Administrativos','5');" calcext:value-type="string">
            <text:p>insert into materia values(default,'CC315','Sistemas de Información Administrativos','5');</text:p>
          </table:table-cell>
          <table:table-cell/>
        </table:table-row>
        <table:table-row table:style-name="ro1">
          <table:table-cell office:value-type="string" calcext:value-type="string">
            <text:p>CC316</text:p>
          </table:table-cell>
          <table:table-cell office:value-type="string" calcext:value-type="string">
            <text:p>Análisis y Diseño de Algoritmo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ructuras y algoritmos</text:p>
          </table:table-cell>
          <table:table-cell table:style-name="ce1" table:formula="of:=&quot;insert into materia values(default,'&quot;&amp;[.A38]&amp;&quot;','&quot;&amp;[.B38]&amp;&quot;',&quot;&amp;IF([.D38]=&quot;&quot;;&quot;null&quot;;&quot;'&quot;&amp;[.D38]&amp;&quot;'&quot;)&amp;&quot;);&quot;" office:value-type="string" office:string-value="insert into materia values(default,'CC316','Análisis y Diseño de Algoritmos','3');" calcext:value-type="string">
            <text:p>insert into materia values(default,'CC316','Análisis y Diseño de Algoritmos','3');</text:p>
          </table:table-cell>
          <table:table-cell/>
        </table:table-row>
        <table:table-row table:style-name="ro1">
          <table:table-cell office:value-type="string" calcext:value-type="string">
            <text:p>CC317</text:p>
          </table:table-cell>
          <table:table-cell office:value-type="string" calcext:value-type="string">
            <text:p>Compiladores</text:p>
          </table:table-cell>
          <table:table-cell table:number-columns-repeated="3"/>
          <table:table-cell table:style-name="ce1" table:formula="of:=&quot;insert into materia values(default,'&quot;&amp;[.A39]&amp;&quot;','&quot;&amp;[.B39]&amp;&quot;',&quot;&amp;IF([.D39]=&quot;&quot;;&quot;null&quot;;&quot;'&quot;&amp;[.D39]&amp;&quot;'&quot;)&amp;&quot;);&quot;" office:value-type="string" office:string-value="insert into materia values(default,'CC317','Compiladores',null);" calcext:value-type="string">
            <text:p>insert into materia values(default,'CC317','Compiladores',null);</text:p>
          </table:table-cell>
          <table:table-cell/>
        </table:table-row>
        <table:table-row table:style-name="ro1">
          <table:table-cell office:value-type="string" calcext:value-type="string">
            <text:p>CC318</text:p>
          </table:table-cell>
          <table:table-cell office:value-type="string" calcext:value-type="string">
            <text:p>Taller de Compilado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0]&amp;&quot;','&quot;&amp;[.B40]&amp;&quot;',&quot;&amp;IF([.D40]=&quot;&quot;;&quot;null&quot;;&quot;'&quot;&amp;[.D40]&amp;&quot;'&quot;)&amp;&quot;);&quot;" office:value-type="string" office:string-value="insert into materia values(default,'CC318','Taller de Compiladores','7');" calcext:value-type="string">
            <text:p>insert into materia values(default,'CC318','Taller de Compiladores','7');</text:p>
          </table:table-cell>
          <table:table-cell/>
        </table:table-row>
        <table:table-row table:style-name="ro1">
          <table:table-cell office:value-type="string" calcext:value-type="string">
            <text:p>CC319</text:p>
          </table:table-cell>
          <table:table-cell office:value-type="string" calcext:value-type="string">
            <text:p>Sistemas Operativos Avanzad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1]&amp;&quot;','&quot;&amp;[.B41]&amp;&quot;',&quot;&amp;IF([.D41]=&quot;&quot;;&quot;null&quot;;&quot;'&quot;&amp;[.D41]&amp;&quot;'&quot;)&amp;&quot;);&quot;" office:value-type="string" office:string-value="insert into materia values(default,'CC319','Sistemas Operativos Avanzados','7');" calcext:value-type="string">
            <text:p>insert into materia values(default,'CC319','Sistemas Operativos Avanzados','7');</text:p>
          </table:table-cell>
          <table:table-cell/>
        </table:table-row>
        <table:table-row table:style-name="ro1">
          <table:table-cell office:value-type="string" calcext:value-type="string">
            <text:p>CC320</text:p>
          </table:table-cell>
          <table:table-cell office:value-type="string" calcext:value-type="string">
            <text:p>Taller de Sistemas Operativos Avanzado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42]&amp;&quot;','&quot;&amp;[.B42]&amp;&quot;',&quot;&amp;IF([.D42]=&quot;&quot;;&quot;null&quot;;&quot;'&quot;&amp;[.D42]&amp;&quot;'&quot;)&amp;&quot;);&quot;" office:value-type="string" office:string-value="insert into materia values(default,'CC320','Taller de Sistemas Operativos Avanzados','7');" calcext:value-type="string">
            <text:p>insert into materia values(default,'CC320','Taller de Sistemas Operativos Avanzados','7');</text:p>
          </table:table-cell>
          <table:table-cell/>
        </table:table-row>
        <table:table-row table:style-name="ro1">
          <table:table-cell office:value-type="string" calcext:value-type="string">
            <text:p>CC321</text:p>
          </table:table-cell>
          <table:table-cell office:value-type="string" calcext:value-type="string">
            <text:p>Fundamentos de Ingeniería de Softw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43]&amp;&quot;','&quot;&amp;[.B43]&amp;&quot;',&quot;&amp;IF([.D43]=&quot;&quot;;&quot;null&quot;;&quot;'&quot;&amp;[.D43]&amp;&quot;'&quot;)&amp;&quot;);&quot;" office:value-type="string" office:string-value="insert into materia values(default,'CC321','Fundamentos de Ingeniería de Software','4');" calcext:value-type="string">
            <text:p>insert into materia values(default,'CC321','Fundamentos de Ingeniería de Software','4');</text:p>
          </table:table-cell>
          <table:table-cell/>
        </table:table-row>
        <table:table-row table:style-name="ro1">
          <table:table-cell office:value-type="string" calcext:value-type="string">
            <text:p>CC322</text:p>
          </table:table-cell>
          <table:table-cell office:value-type="string" calcext:value-type="string">
            <text:p>Organización de Computadoras 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4]&amp;&quot;','&quot;&amp;[.B44]&amp;&quot;',&quot;&amp;IF([.D44]=&quot;&quot;;&quot;null&quot;;&quot;'&quot;&amp;[.D44]&amp;&quot;'&quot;)&amp;&quot;);&quot;" office:value-type="string" office:string-value="insert into materia values(default,'CC322','Organización de Computadoras I','6');" calcext:value-type="string">
            <text:p>insert into materia values(default,'CC322','Organización de Computadoras I','6');</text:p>
          </table:table-cell>
          <table:table-cell/>
        </table:table-row>
        <table:table-row table:style-name="ro1">
          <table:table-cell office:value-type="string" calcext:value-type="string">
            <text:p>CC323</text:p>
          </table:table-cell>
          <table:table-cell office:value-type="string" calcext:value-type="string">
            <text:p>Organización de Computadoras I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5]&amp;&quot;','&quot;&amp;[.B45]&amp;&quot;',&quot;&amp;IF([.D45]=&quot;&quot;;&quot;null&quot;;&quot;'&quot;&amp;[.D45]&amp;&quot;'&quot;)&amp;&quot;);&quot;" office:value-type="string" office:string-value="insert into materia values(default,'CC323','Organización de Computadoras II','6');" calcext:value-type="string">
            <text:p>insert into materia values(default,'CC323','Organización de Computadoras II','6');</text:p>
          </table:table-cell>
          <table:table-cell/>
        </table:table-row>
        <table:table-row table:style-name="ro1">
          <table:table-cell office:value-type="string" calcext:value-type="string">
            <text:p>CC324</text:p>
          </table:table-cell>
          <table:table-cell office:value-type="string" calcext:value-type="string">
            <text:p>Redes de Computadoras Avanzad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6]&amp;&quot;','&quot;&amp;[.B46]&amp;&quot;',&quot;&amp;IF([.D46]=&quot;&quot;;&quot;null&quot;;&quot;'&quot;&amp;[.D46]&amp;&quot;'&quot;)&amp;&quot;);&quot;" office:value-type="string" office:string-value="insert into materia values(default,'CC324','Redes de Computadoras Avanzadas','6');" calcext:value-type="string">
            <text:p>insert into materia values(default,'CC324','Redes de Computadoras Avanzadas','6');</text:p>
          </table:table-cell>
          <table:table-cell/>
        </table:table-row>
        <table:table-row table:style-name="ro1">
          <table:table-cell office:value-type="string" calcext:value-type="string">
            <text:p>CC325</text:p>
          </table:table-cell>
          <table:table-cell office:value-type="string" calcext:value-type="string">
            <text:p>Taller de Redes Avanzada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47]&amp;&quot;','&quot;&amp;[.B47]&amp;&quot;',&quot;&amp;IF([.D47]=&quot;&quot;;&quot;null&quot;;&quot;'&quot;&amp;[.D47]&amp;&quot;'&quot;)&amp;&quot;);&quot;" office:value-type="string" office:string-value="insert into materia values(default,'CC325','Taller de Redes Avanzadas','6');" calcext:value-type="string">
            <text:p>insert into materia values(default,'CC325','Taller de Redes Avanzadas','6');</text:p>
          </table:table-cell>
          <table:table-cell/>
        </table:table-row>
        <table:table-row table:style-name="ro1">
          <table:table-cell office:value-type="string" calcext:value-type="string">
            <text:p>CC400</text:p>
          </table:table-cell>
          <table:table-cell office:value-type="string" calcext:value-type="string">
            <text:p>Sistemas Experto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48]&amp;&quot;','&quot;&amp;[.B48]&amp;&quot;',&quot;&amp;IF([.D48]=&quot;&quot;;&quot;null&quot;;&quot;'&quot;&amp;[.D48]&amp;&quot;'&quot;)&amp;&quot;);&quot;" office:value-type="string" office:string-value="insert into materia values(default,'CC400','Sistemas Expertos','8');" calcext:value-type="string">
            <text:p>insert into materia values(default,'CC400','Sistemas Expertos','8');</text:p>
          </table:table-cell>
          <table:table-cell/>
        </table:table-row>
        <table:table-row table:style-name="ro1">
          <table:table-cell office:value-type="string" calcext:value-type="string">
            <text:p>CC401</text:p>
          </table:table-cell>
          <table:table-cell office:value-type="string" calcext:value-type="string">
            <text:p>Programación de Sistemas Multimed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49]&amp;&quot;','&quot;&amp;[.B49]&amp;&quot;',&quot;&amp;IF([.D49]=&quot;&quot;;&quot;null&quot;;&quot;'&quot;&amp;[.D49]&amp;&quot;'&quot;)&amp;&quot;);&quot;" office:value-type="string" office:string-value="insert into materia values(default,'CC401','Programación de Sistemas Multimedia','5');" calcext:value-type="string">
            <text:p>insert into materia values(default,'CC401','Programación de Sistemas Multimedia','5');</text:p>
          </table:table-cell>
          <table:table-cell/>
        </table:table-row>
        <table:table-row table:style-name="ro1">
          <table:table-cell office:value-type="string" calcext:value-type="string">
            <text:p>CC402</text:p>
          </table:table-cell>
          <table:table-cell office:value-type="string" calcext:value-type="string">
            <text:p>Taller de Sistemas Multimedi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0]&amp;&quot;','&quot;&amp;[.B50]&amp;&quot;',&quot;&amp;IF([.D50]=&quot;&quot;;&quot;null&quot;;&quot;'&quot;&amp;[.D50]&amp;&quot;'&quot;)&amp;&quot;);&quot;" office:value-type="string" office:string-value="insert into materia values(default,'CC402','Taller de Sistemas Multimedia','5');" calcext:value-type="string">
            <text:p>insert into materia values(default,'CC402','Taller de Sistemas Multimedia','5');</text:p>
          </table:table-cell>
          <table:table-cell/>
        </table:table-row>
        <table:table-row table:style-name="ro1">
          <table:table-cell office:value-type="string" calcext:value-type="string">
            <text:p>CC403</text:p>
          </table:table-cell>
          <table:table-cell office:value-type="string" calcext:value-type="string">
            <text:p>Auditoría de Sistema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51]&amp;&quot;','&quot;&amp;[.B51]&amp;&quot;',&quot;&amp;IF([.D51]=&quot;&quot;;&quot;null&quot;;&quot;'&quot;&amp;[.D51]&amp;&quot;'&quot;)&amp;&quot;);&quot;" office:value-type="string" office:string-value="insert into materia values(default,'CC403','Auditoría de Sistemas','4');" calcext:value-type="string">
            <text:p>insert into materia values(default,'CC403','Auditoría de Sistemas','4');</text:p>
          </table:table-cell>
          <table:table-cell/>
        </table:table-row>
        <table:table-row table:style-name="ro1">
          <table:table-cell office:value-type="string" calcext:value-type="string">
            <text:p>CC404</text:p>
          </table:table-cell>
          <table:table-cell office:value-type="string" calcext:value-type="string">
            <text:p>Sistemas de Información Financiero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2]&amp;&quot;','&quot;&amp;[.B52]&amp;&quot;',&quot;&amp;IF([.D52]=&quot;&quot;;&quot;null&quot;;&quot;'&quot;&amp;[.D52]&amp;&quot;'&quot;)&amp;&quot;);&quot;" office:value-type="string" office:string-value="insert into materia values(default,'CC404','Sistemas de Información Financieros','5');" calcext:value-type="string">
            <text:p>insert into materia values(default,'CC404','Sistemas de Información Financieros','5');</text:p>
          </table:table-cell>
          <table:table-cell/>
        </table:table-row>
        <table:table-row table:style-name="ro1">
          <table:table-cell office:value-type="string" calcext:value-type="string">
            <text:p>CC405</text:p>
          </table:table-cell>
          <table:table-cell office:value-type="string" calcext:value-type="string">
            <text:p>Sistemas de Información para la Manufactur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3]&amp;&quot;','&quot;&amp;[.B53]&amp;&quot;',&quot;&amp;IF([.D53]=&quot;&quot;;&quot;null&quot;;&quot;'&quot;&amp;[.D53]&amp;&quot;'&quot;)&amp;&quot;);&quot;" office:value-type="string" office:string-value="insert into materia values(default,'CC405','Sistemas de Información para la Manufactura','5');" calcext:value-type="string">
            <text:p>insert into materia values(default,'CC405','Sistemas de Información para la Manufactura','5');</text:p>
          </table:table-cell>
          <table:table-cell/>
        </table:table-row>
        <table:table-row table:style-name="ro1">
          <table:table-cell office:value-type="string" calcext:value-type="string">
            <text:p>CC406</text:p>
          </table:table-cell>
          <table:table-cell office:value-type="string" calcext:value-type="string">
            <text:p>Sistemas de Información para la Toma de Decisione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istemas de Información</text:p>
          </table:table-cell>
          <table:table-cell table:style-name="ce1" table:formula="of:=&quot;insert into materia values(default,'&quot;&amp;[.A54]&amp;&quot;','&quot;&amp;[.B54]&amp;&quot;',&quot;&amp;IF([.D54]=&quot;&quot;;&quot;null&quot;;&quot;'&quot;&amp;[.D54]&amp;&quot;'&quot;)&amp;&quot;);&quot;" office:value-type="string" office:string-value="insert into materia values(default,'CC406','Sistemas de Información para la Toma de Decisiones','5');" calcext:value-type="string">
            <text:p>insert into materia values(default,'CC406','Sistemas de Información para la Toma de Decisiones','5');</text:p>
          </table:table-cell>
          <table:table-cell/>
        </table:table-row>
        <table:table-row table:style-name="ro1">
          <table:table-cell office:value-type="string" calcext:value-type="string">
            <text:p>CC407</text:p>
          </table:table-cell>
          <table:table-cell office:value-type="string" calcext:value-type="string">
            <text:p>Proyecto Termin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55]&amp;&quot;','&quot;&amp;[.B55]&amp;&quot;',&quot;&amp;IF([.D55]=&quot;&quot;;&quot;null&quot;;&quot;'&quot;&amp;[.D55]&amp;&quot;'&quot;)&amp;&quot;);&quot;" office:value-type="string" office:string-value="insert into materia values(default,'CC407','Proyecto Terminal','4');" calcext:value-type="string">
            <text:p>insert into materia values(default,'CC407','Proyecto Terminal','4');</text:p>
          </table:table-cell>
          <table:table-cell/>
        </table:table-row>
        <table:table-row table:style-name="ro1">
          <table:table-cell office:value-type="string" calcext:value-type="string">
            <text:p>CC408</text:p>
          </table:table-cell>
          <table:table-cell office:value-type="string" calcext:value-type="string">
            <text:p>Simulación de Sistemas Digitale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56]&amp;&quot;','&quot;&amp;[.B56]&amp;&quot;',&quot;&amp;IF([.D56]=&quot;&quot;;&quot;null&quot;;&quot;'&quot;&amp;[.D56]&amp;&quot;'&quot;)&amp;&quot;);&quot;" office:value-type="string" office:string-value="insert into materia values(default,'CC408','Simulación de Sistemas Digitales','6');" calcext:value-type="string">
            <text:p>insert into materia values(default,'CC408','Simulación de Sistemas Digitales','6');</text:p>
          </table:table-cell>
          <table:table-cell/>
        </table:table-row>
        <table:table-row table:style-name="ro1">
          <table:table-cell office:value-type="string" calcext:value-type="string">
            <text:p>CC409</text:p>
          </table:table-cell>
          <table:table-cell office:value-type="string" calcext:value-type="string">
            <text:p>Arquitectura de Computadoras Avanzad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57]&amp;&quot;','&quot;&amp;[.B57]&amp;&quot;',&quot;&amp;IF([.D57]=&quot;&quot;;&quot;null&quot;;&quot;'&quot;&amp;[.D57]&amp;&quot;'&quot;)&amp;&quot;);&quot;" office:value-type="string" office:string-value="insert into materia values(default,'CC409','Arquitectura de Computadoras Avanzada','6');" calcext:value-type="string">
            <text:p>insert into materia values(default,'CC409','Arquitectura de Computadoras Avanzada','6');</text:p>
          </table:table-cell>
          <table:table-cell/>
        </table:table-row>
        <table:table-row table:style-name="ro1">
          <table:table-cell office:value-type="string" calcext:value-type="string">
            <text:p>CC410</text:p>
          </table:table-cell>
          <table:table-cell office:value-type="string" calcext:value-type="string">
            <text:p>Redes Neuronales Artificiale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58]&amp;&quot;','&quot;&amp;[.B58]&amp;&quot;',&quot;&amp;IF([.D58]=&quot;&quot;;&quot;null&quot;;&quot;'&quot;&amp;[.D58]&amp;&quot;'&quot;)&amp;&quot;);&quot;" office:value-type="string" office:string-value="insert into materia values(default,'CC410','Redes Neuronales Artificiales','8');" calcext:value-type="string">
            <text:p>insert into materia values(default,'CC410','Redes Neuronales Artificiales','8');</text:p>
          </table:table-cell>
          <table:table-cell/>
        </table:table-row>
        <table:table-row table:style-name="ro1">
          <table:table-cell office:value-type="string" calcext:value-type="string">
            <text:p>CC411</text:p>
          </table:table-cell>
          <table:table-cell office:value-type="string" calcext:value-type="string">
            <text:p>Computación Tolerante a Falla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59]&amp;&quot;','&quot;&amp;[.B59]&amp;&quot;',&quot;&amp;IF([.D59]=&quot;&quot;;&quot;null&quot;;&quot;'&quot;&amp;[.D59]&amp;&quot;'&quot;)&amp;&quot;);&quot;" office:value-type="string" office:string-value="insert into materia values(default,'CC411','Computación Tolerante a Fallas','7');" calcext:value-type="string">
            <text:p>insert into materia values(default,'CC411','Computación Tolerante a Fallas','7');</text:p>
          </table:table-cell>
          <table:table-cell/>
        </table:table-row>
        <table:table-row table:style-name="ro1">
          <table:table-cell office:value-type="string" calcext:value-type="string">
            <text:p>CC413</text:p>
          </table:table-cell>
          <table:table-cell office:value-type="string" calcext:value-type="string">
            <text:p>Programación Concurrente y Distribuid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0]&amp;&quot;','&quot;&amp;[.B60]&amp;&quot;',&quot;&amp;IF([.D60]=&quot;&quot;;&quot;null&quot;;&quot;'&quot;&amp;[.D60]&amp;&quot;'&quot;)&amp;&quot;);&quot;" office:value-type="string" office:string-value="insert into materia values(default,'CC413','Programación Concurrente y Distribuida','7');" calcext:value-type="string">
            <text:p>insert into materia values(default,'CC413','Programación Concurrente y Distribuida','7');</text:p>
          </table:table-cell>
          <table:table-cell/>
        </table:table-row>
        <table:table-row table:style-name="ro1">
          <table:table-cell office:value-type="string" calcext:value-type="string">
            <text:p>CC414</text:p>
          </table:table-cell>
          <table:table-cell office:value-type="string" calcext:value-type="string">
            <text:p>Taller de Programacion Concurrente y Distribuid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1]&amp;&quot;','&quot;&amp;[.B61]&amp;&quot;',&quot;&amp;IF([.D61]=&quot;&quot;;&quot;null&quot;;&quot;'&quot;&amp;[.D61]&amp;&quot;'&quot;)&amp;&quot;);&quot;" office:value-type="string" office:string-value="insert into materia values(default,'CC414','Taller de Programacion Concurrente y Distribuida','7');" calcext:value-type="string">
            <text:p>insert into materia values(default,'CC414','Taller de Programacion Concurrente y Distribuida','7');</text:p>
          </table:table-cell>
          <table:table-cell/>
        </table:table-row>
        <table:table-row table:style-name="ro1">
          <table:table-cell office:value-type="string" calcext:value-type="string">
            <text:p>CC415</text:p>
          </table:table-cell>
          <table:table-cell office:value-type="string" calcext:value-type="string">
            <text:p>Inteligencia Artificia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2]&amp;&quot;','&quot;&amp;[.B62]&amp;&quot;',&quot;&amp;IF([.D62]=&quot;&quot;;&quot;null&quot;;&quot;'&quot;&amp;[.D62]&amp;&quot;'&quot;)&amp;&quot;);&quot;" office:value-type="string" office:string-value="insert into materia values(default,'CC415','Inteligencia Artificial','8');" calcext:value-type="string">
            <text:p>insert into materia values(default,'CC415','Inteligencia Artificial','8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Robótica Móvil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3]&amp;&quot;','&quot;&amp;[.B63]&amp;&quot;',&quot;&amp;IF([.D63]=&quot;&quot;;&quot;null&quot;;&quot;'&quot;&amp;[.D63]&amp;&quot;'&quot;)&amp;&quot;);&quot;" office:value-type="string" office:string-value="insert into materia values(default,'CC417','Tópicos Selectos de Computación I (Robótica Móvil)','7');" calcext:value-type="string">
            <text:p>insert into materia values(default,'CC417','Tópicos Selectos de Computación I (Robótica Móvil)','7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Administración de Servidores Microsoft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4]&amp;&quot;','&quot;&amp;[.B64]&amp;&quot;',&quot;&amp;IF([.D64]=&quot;&quot;;&quot;null&quot;;&quot;'&quot;&amp;[.D64]&amp;&quot;'&quot;)&amp;&quot;);&quot;" office:value-type="string" office:string-value="insert into materia values(default,'CC417','Tópicos Selectos de Computación I (Administración de Servidores Microsoft)','7');" calcext:value-type="string">
            <text:p>insert into materia values(default,'CC417','Tópicos Selectos de Computación I (Administración de Servidores Microsoft)','7');</text:p>
          </table:table-cell>
          <table:table-cell/>
        </table:table-row>
        <table:table-row table:style-name="ro1">
          <table:table-cell office:value-type="string" calcext:value-type="string">
            <text:p>CC417</text:p>
          </table:table-cell>
          <table:table-cell office:value-type="string" calcext:value-type="string">
            <text:p>Tópicos Selectos de Computación I (Control de Proyectos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65]&amp;&quot;','&quot;&amp;[.B65]&amp;&quot;',&quot;&amp;IF([.D65]=&quot;&quot;;&quot;null&quot;;&quot;'&quot;&amp;[.D65]&amp;&quot;'&quot;)&amp;&quot;);&quot;" office:value-type="string" office:string-value="insert into materia values(default,'CC417','Tópicos Selectos de Computación I (Control de Proyectos)','4');" calcext:value-type="string">
            <text:p>insert into materia values(default,'CC417','Tópicos Selectos de Computación I (Control de Proyectos)','4');</text:p>
          </table:table-cell>
          <table:table-cell/>
        </table:table-row>
        <table:table-row table:style-name="ro1">
          <table:table-cell office:value-type="string" calcext:value-type="string">
            <text:p>CC418</text:p>
          </table:table-cell>
          <table:table-cell office:value-type="string" calcext:value-type="string">
            <text:p>Tópicos Selectos de Computación II (Unix y Linux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6]&amp;&quot;','&quot;&amp;[.B66]&amp;&quot;',&quot;&amp;IF([.D66]=&quot;&quot;;&quot;null&quot;;&quot;'&quot;&amp;[.D66]&amp;&quot;'&quot;)&amp;&quot;);&quot;" office:value-type="string" office:string-value="insert into materia values(default,'CC418','Tópicos Selectos de Computación II (Unix y Linux)','7');" calcext:value-type="string">
            <text:p>insert into materia values(default,'CC418','Tópicos Selectos de Computación II (Unix y Linux)','7');</text:p>
          </table:table-cell>
          <table:table-cell/>
        </table:table-row>
        <table:table-row table:style-name="ro1">
          <table:table-cell office:value-type="string" calcext:value-type="string">
            <text:p>CC419</text:p>
          </table:table-cell>
          <table:table-cell office:value-type="string" calcext:value-type="string">
            <text:p>Topicos Selectos de Computación III (Java Avanzado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7]&amp;&quot;','&quot;&amp;[.B67]&amp;&quot;',&quot;&amp;IF([.D67]=&quot;&quot;;&quot;null&quot;;&quot;'&quot;&amp;[.D67]&amp;&quot;'&quot;)&amp;&quot;);&quot;" office:value-type="string" office:string-value="insert into materia values(default,'CC419','Topicos Selectos de Computación III (Java Avanzado)','8');" calcext:value-type="string">
            <text:p>insert into materia values(default,'CC419','Topicos Selectos de Computación III (Java Avanzado)','8');</text:p>
          </table:table-cell>
          <table:table-cell/>
        </table:table-row>
        <table:table-row table:style-name="ro1">
          <table:table-cell office:value-type="string" calcext:value-type="string">
            <text:p>CC419</text:p>
          </table:table-cell>
          <table:table-cell office:value-type="string" calcext:value-type="string">
            <text:p>Topicos Selectos de Computación III (Programación Web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68]&amp;&quot;','&quot;&amp;[.B68]&amp;&quot;',&quot;&amp;IF([.D68]=&quot;&quot;;&quot;null&quot;;&quot;'&quot;&amp;[.D68]&amp;&quot;'&quot;)&amp;&quot;);&quot;" office:value-type="string" office:string-value="insert into materia values(default,'CC419','Topicos Selectos de Computación III (Programación Web)','8');" calcext:value-type="string">
            <text:p>insert into materia values(default,'CC419','Topicos Selectos de Computación III (Programación Web)','8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Programación de iPod y iPhon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69]&amp;&quot;','&quot;&amp;[.B69]&amp;&quot;',&quot;&amp;IF([.D69]=&quot;&quot;;&quot;null&quot;;&quot;'&quot;&amp;[.D69]&amp;&quot;'&quot;)&amp;&quot;);&quot;" office:value-type="string" office:string-value="insert into materia values(default,'CC420','Tópicos Selectos de Informática I (Programación de iPod y iPhone)','7');" calcext:value-type="string">
            <text:p>insert into materia values(default,'CC420','Tópicos Selectos de Informática I (Programación de iPod y iPhone)','7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Interconexión de redes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stemas Digitales</text:p>
          </table:table-cell>
          <table:table-cell table:style-name="ce1" table:formula="of:=&quot;insert into materia values(default,'&quot;&amp;[.A70]&amp;&quot;','&quot;&amp;[.B70]&amp;&quot;',&quot;&amp;IF([.D70]=&quot;&quot;;&quot;null&quot;;&quot;'&quot;&amp;[.D70]&amp;&quot;'&quot;)&amp;&quot;);&quot;" office:value-type="string" office:string-value="insert into materia values(default,'CC420','Tópicos Selectos de Informática I (Interconexión de redes)','6');" calcext:value-type="string">
            <text:p>insert into materia values(default,'CC420','Tópicos Selectos de Informática I (Interconexión de redes)','6');</text:p>
          </table:table-cell>
          <table:table-cell/>
        </table:table-row>
        <table:table-row table:style-name="ro1">
          <table:table-cell office:value-type="string" calcext:value-type="string">
            <text:p>CC420</text:p>
          </table:table-cell>
          <table:table-cell office:value-type="string" calcext:value-type="string">
            <text:p>Tópicos Selectos de Informática I (Comercio Electrónico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71]&amp;&quot;','&quot;&amp;[.B71]&amp;&quot;',&quot;&amp;IF([.D71]=&quot;&quot;;&quot;null&quot;;&quot;'&quot;&amp;[.D71]&amp;&quot;'&quot;)&amp;&quot;);&quot;" office:value-type="string" office:string-value="insert into materia values(default,'CC420','Tópicos Selectos de Informática I (Comercio Electrónico)','4');" calcext:value-type="string">
            <text:p>insert into materia values(default,'CC420','Tópicos Selectos de Informática I (Comercio Electrónico)','4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 (Programación de iPod y iPhon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72]&amp;&quot;','&quot;&amp;[.B72]&amp;&quot;',&quot;&amp;IF([.D72]=&quot;&quot;;&quot;null&quot;;&quot;'&quot;&amp;[.D72]&amp;&quot;'&quot;)&amp;&quot;);&quot;" office:value-type="string" office:string-value="insert into materia values(default,'CC421','Tópicos Selectos de Informática II (Programación de iPod y iPhone)','7');" calcext:value-type="string">
            <text:p>insert into materia values(default,'CC421','Tópicos Selectos de Informática II (Programación de iPod y iPhone)','7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3]&amp;&quot;','&quot;&amp;[.B73]&amp;&quot;',&quot;&amp;IF([.D73]=&quot;&quot;;&quot;null&quot;;&quot;'&quot;&amp;[.D73]&amp;&quot;'&quot;)&amp;&quot;);&quot;" office:value-type="string" office:string-value="insert into materia values(default,'CC421','Tópicos Selectos de Informática II','8');" calcext:value-type="string">
            <text:p>insert into materia values(default,'CC421','Tópicos Selectos de Informática II','8');</text:p>
          </table:table-cell>
          <table:table-cell/>
        </table:table-row>
        <table:table-row table:style-name="ro1">
          <table:table-cell office:value-type="string" calcext:value-type="string">
            <text:p>CC421</text:p>
          </table:table-cell>
          <table:table-cell office:value-type="string" calcext:value-type="string">
            <text:p>Tópicos Selectos de Informática II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geniería de software</text:p>
          </table:table-cell>
          <table:table-cell table:style-name="ce1" table:formula="of:=&quot;insert into materia values(default,'&quot;&amp;[.A74]&amp;&quot;','&quot;&amp;[.B74]&amp;&quot;',&quot;&amp;IF([.D74]=&quot;&quot;;&quot;null&quot;;&quot;'&quot;&amp;[.D74]&amp;&quot;'&quot;)&amp;&quot;);&quot;" office:value-type="string" office:string-value="insert into materia values(default,'CC421','Tópicos Selectos de Informática II','4');" calcext:value-type="string">
            <text:p>insert into materia values(default,'CC421','Tópicos Selectos de Informática II','4');</text:p>
          </table:table-cell>
          <table:table-cell/>
        </table:table-row>
        <table:table-row table:style-name="ro1">
          <table:table-cell office:value-type="string" calcext:value-type="string">
            <text:p>CC422</text:p>
          </table:table-cell>
          <table:table-cell office:value-type="string" calcext:value-type="string">
            <text:p>Tópicos Selectos de Informática III (C#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écnicas Modernas de Programación</text:p>
          </table:table-cell>
          <table:table-cell table:style-name="ce1" table:formula="of:=&quot;insert into materia values(default,'&quot;&amp;[.A75]&amp;&quot;','&quot;&amp;[.B75]&amp;&quot;',&quot;&amp;IF([.D75]=&quot;&quot;;&quot;null&quot;;&quot;'&quot;&amp;[.D75]&amp;&quot;'&quot;)&amp;&quot;);&quot;" office:value-type="string" office:string-value="insert into materia values(default,'CC422','Tópicos Selectos de Informática III (C#)','8');" calcext:value-type="string">
            <text:p>insert into materia values(default,'CC422','Tópicos Selectos de Informática III (C#)','8');</text:p>
          </table:table-cell>
          <table:table-cell/>
        </table:table-row>
        <table:table-row table:style-name="ro1">
          <table:table-cell office:value-type="string" calcext:value-type="string">
            <text:p>CC422</text:p>
          </table:table-cell>
          <table:table-cell office:value-type="string" calcext:value-type="string">
            <text:p>Tópicos Selectos de Informática III (Software libre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ftware de Sistemas</text:p>
          </table:table-cell>
          <table:table-cell table:style-name="ce1" table:formula="of:=&quot;insert into materia values(default,'&quot;&amp;[.A76]&amp;&quot;','&quot;&amp;[.B76]&amp;&quot;',&quot;&amp;IF([.D76]=&quot;&quot;;&quot;null&quot;;&quot;'&quot;&amp;[.D76]&amp;&quot;'&quot;)&amp;&quot;);&quot;" office:value-type="string" office:string-value="insert into materia values(default,'CC422','Tópicos Selectos de Informática III (Software libre)','7');" calcext:value-type="string">
            <text:p>insert into materia values(default,'CC422','Tópicos Selectos de Informática III (Software libre)','7');</text:p>
          </table:table-cell>
          <table:table-cell/>
        </table:table-row>
        <table:table-row table:style-name="ro1">
          <table:table-cell office:value-type="string" calcext:value-type="string">
            <text:p>I5882</text:p>
          </table:table-cell>
          <table:table-cell office:value-type="string" calcext:value-type="string">
            <text:p>Programación</text:p>
          </table:table-cell>
          <table:table-cell table:number-columns-repeated="3"/>
          <table:table-cell table:style-name="ce1" table:formula="of:=&quot;insert into materia values(default,'&quot;&amp;[.A77]&amp;&quot;','&quot;&amp;[.B77]&amp;&quot;',&quot;&amp;IF([.D77]=&quot;&quot;;&quot;null&quot;;&quot;'&quot;&amp;[.D77]&amp;&quot;'&quot;)&amp;&quot;);&quot;" office:value-type="string" office:string-value="insert into materia values(default,'I5882','Programación',null);" calcext:value-type="string">
            <text:p>insert into materia values(default,'I5882','Programación',null);</text:p>
          </table:table-cell>
          <table:table-cell/>
        </table:table-row>
        <table:table-row table:style-name="ro1">
          <table:table-cell office:value-type="string" calcext:value-type="string">
            <text:p>I5883</text:p>
          </table:table-cell>
          <table:table-cell office:value-type="string" calcext:value-type="string">
            <text:p>Seminario de Solución de Problemas de Programación</text:p>
          </table:table-cell>
          <table:table-cell table:number-columns-repeated="3"/>
          <table:table-cell table:style-name="ce1" table:formula="of:=&quot;insert into materia values(default,'&quot;&amp;[.A78]&amp;&quot;','&quot;&amp;[.B78]&amp;&quot;',&quot;&amp;IF([.D78]=&quot;&quot;;&quot;null&quot;;&quot;'&quot;&amp;[.D78]&amp;&quot;'&quot;)&amp;&quot;);&quot;" office:value-type="string" office:string-value="insert into materia values(default,'I5883','Seminario de Solución de Problemas de Programación',null);" calcext:value-type="string">
            <text:p>insert into materia values(default,'I5883','Seminario de Solución de Problemas de Programación',null);</text:p>
          </table:table-cell>
          <table:table-cell/>
        </table:table-row>
        <table:table-row table:style-name="ro1">
          <table:table-cell office:value-type="string" calcext:value-type="string">
            <text:p>I5884</text:p>
          </table:table-cell>
          <table:table-cell office:value-type="string" calcext:value-type="string">
            <text:p>Algoritmia</text:p>
          </table:table-cell>
          <table:table-cell table:number-columns-repeated="3"/>
          <table:table-cell table:style-name="ce1" table:formula="of:=&quot;insert into materia values(default,'&quot;&amp;[.A79]&amp;&quot;','&quot;&amp;[.B79]&amp;&quot;',&quot;&amp;IF([.D79]=&quot;&quot;;&quot;null&quot;;&quot;'&quot;&amp;[.D79]&amp;&quot;'&quot;)&amp;&quot;);&quot;" office:value-type="string" office:string-value="insert into materia values(default,'I5884','Algoritmia',null);" calcext:value-type="string">
            <text:p>insert into materia values(default,'I5884','Algoritmia',null);</text:p>
          </table:table-cell>
          <table:table-cell/>
        </table:table-row>
        <table:table-row table:style-name="ro1">
          <table:table-cell office:value-type="string" calcext:value-type="string">
            <text:p>I5885</text:p>
          </table:table-cell>
          <table:table-cell office:value-type="string" calcext:value-type="string">
            <text:p>Seminario de Solución de Problemas de Algoritmia</text:p>
          </table:table-cell>
          <table:table-cell table:number-columns-repeated="3"/>
          <table:table-cell table:style-name="ce1" table:formula="of:=&quot;insert into materia values(default,'&quot;&amp;[.A80]&amp;&quot;','&quot;&amp;[.B80]&amp;&quot;',&quot;&amp;IF([.D80]=&quot;&quot;;&quot;null&quot;;&quot;'&quot;&amp;[.D80]&amp;&quot;'&quot;)&amp;&quot;);&quot;" office:value-type="string" office:string-value="insert into materia values(default,'I5885','Seminario de Solución de Problemas de Algoritmia',null);" calcext:value-type="string">
            <text:p>insert into materia values(default,'I5885','Seminario de Solución de Problemas de Algoritmia',null);</text:p>
          </table:table-cell>
          <table:table-cell/>
        </table:table-row>
        <table:table-row table:style-name="ro1">
          <table:table-cell office:value-type="string" calcext:value-type="string">
            <text:p>I5886</text:p>
          </table:table-cell>
          <table:table-cell office:value-type="string" calcext:value-type="string">
            <text:p>Estructuras de Datos I</text:p>
          </table:table-cell>
          <table:table-cell table:number-columns-repeated="3"/>
          <table:table-cell table:style-name="ce1" table:formula="of:=&quot;insert into materia values(default,'&quot;&amp;[.A81]&amp;&quot;','&quot;&amp;[.B81]&amp;&quot;',&quot;&amp;IF([.D81]=&quot;&quot;;&quot;null&quot;;&quot;'&quot;&amp;[.D81]&amp;&quot;'&quot;)&amp;&quot;);&quot;" office:value-type="string" office:string-value="insert into materia values(default,'I5886','Estructuras de Datos I',null);" calcext:value-type="string">
            <text:p>insert into materia values(default,'I5886','Estructuras de Datos I',null);</text:p>
          </table:table-cell>
          <table:table-cell/>
        </table:table-row>
        <table:table-row table:style-name="ro1">
          <table:table-cell office:value-type="string" calcext:value-type="string">
            <text:p>I5887</text:p>
          </table:table-cell>
          <table:table-cell office:value-type="string" calcext:value-type="string">
            <text:p>Seminario de Solución de Problemas de Estructuras de Datos I</text:p>
          </table:table-cell>
          <table:table-cell table:number-columns-repeated="3"/>
          <table:table-cell table:style-name="ce1" table:formula="of:=&quot;insert into materia values(default,'&quot;&amp;[.A82]&amp;&quot;','&quot;&amp;[.B82]&amp;&quot;',&quot;&amp;IF([.D82]=&quot;&quot;;&quot;null&quot;;&quot;'&quot;&amp;[.D82]&amp;&quot;'&quot;)&amp;&quot;);&quot;" office:value-type="string" office:string-value="insert into materia values(default,'I5887','Seminario de Solución de Problemas de Estructuras de Datos I',null);" calcext:value-type="string">
            <text:p>insert into materia values(default,'I5887','Seminario de Solución de Problemas de Estructuras de Datos I',null);</text:p>
          </table:table-cell>
          <table:table-cell/>
        </table:table-row>
        <table:table-row table:style-name="ro1">
          <table:table-cell office:value-type="string" calcext:value-type="string">
            <text:p>I5888</text:p>
          </table:table-cell>
          <table:table-cell office:value-type="string" calcext:value-type="string">
            <text:p>Estructuras de Datos II</text:p>
          </table:table-cell>
          <table:table-cell table:number-columns-repeated="3"/>
          <table:table-cell table:style-name="ce1" table:formula="of:=&quot;insert into materia values(default,'&quot;&amp;[.A83]&amp;&quot;','&quot;&amp;[.B83]&amp;&quot;',&quot;&amp;IF([.D83]=&quot;&quot;;&quot;null&quot;;&quot;'&quot;&amp;[.D83]&amp;&quot;'&quot;)&amp;&quot;);&quot;" office:value-type="string" office:string-value="insert into materia values(default,'I5888','Estructuras de Datos II',null);" calcext:value-type="string">
            <text:p>insert into materia values(default,'I5888','Estructuras de Datos II',null);</text:p>
          </table:table-cell>
          <table:table-cell/>
        </table:table-row>
        <table:table-row table:style-name="ro1">
          <table:table-cell office:value-type="string" calcext:value-type="string">
            <text:p>I5889</text:p>
          </table:table-cell>
          <table:table-cell office:value-type="string" calcext:value-type="string">
            <text:p>Seminario de Solución de Problemas de Estructuras de Datos II</text:p>
          </table:table-cell>
          <table:table-cell table:number-columns-repeated="3"/>
          <table:table-cell table:style-name="ce1" table:formula="of:=&quot;insert into materia values(default,'&quot;&amp;[.A84]&amp;&quot;','&quot;&amp;[.B84]&amp;&quot;',&quot;&amp;IF([.D84]=&quot;&quot;;&quot;null&quot;;&quot;'&quot;&amp;[.D84]&amp;&quot;'&quot;)&amp;&quot;);&quot;" office:value-type="string" office:string-value="insert into materia values(default,'I5889','Seminario de Solución de Problemas de Estructuras de Datos II',null);" calcext:value-type="string">
            <text:p>insert into materia values(default,'I5889','Seminario de Solución de Problemas de Estructuras de Datos II',null);</text:p>
          </table:table-cell>
          <table:table-cell/>
        </table:table-row>
        <table:table-row table:style-name="ro1">
          <table:table-cell office:value-type="string" calcext:value-type="string">
            <text:p>I5890</text:p>
          </table:table-cell>
          <table:table-cell office:value-type="string" calcext:value-type="string">
            <text:p>Bases de Datos</text:p>
          </table:table-cell>
          <table:table-cell table:number-columns-repeated="3"/>
          <table:table-cell table:style-name="ce1" table:formula="of:=&quot;insert into materia values(default,'&quot;&amp;[.A85]&amp;&quot;','&quot;&amp;[.B85]&amp;&quot;',&quot;&amp;IF([.D85]=&quot;&quot;;&quot;null&quot;;&quot;'&quot;&amp;[.D85]&amp;&quot;'&quot;)&amp;&quot;);&quot;" office:value-type="string" office:string-value="insert into materia values(default,'I5890','Bases de Datos',null);" calcext:value-type="string">
            <text:p>insert into materia values(default,'I5890','Bases de Datos',null);</text:p>
          </table:table-cell>
          <table:table-cell/>
        </table:table-row>
        <table:table-row table:style-name="ro1">
          <table:table-cell office:value-type="string" calcext:value-type="string">
            <text:p>I5891</text:p>
          </table:table-cell>
          <table:table-cell office:value-type="string" calcext:value-type="string">
            <text:p>Seminario de Solución de Problemas de Bases de Datos</text:p>
          </table:table-cell>
          <table:table-cell table:number-columns-repeated="3"/>
          <table:table-cell table:style-name="ce1" table:formula="of:=&quot;insert into materia values(default,'&quot;&amp;[.A86]&amp;&quot;','&quot;&amp;[.B86]&amp;&quot;',&quot;&amp;IF([.D86]=&quot;&quot;;&quot;null&quot;;&quot;'&quot;&amp;[.D86]&amp;&quot;'&quot;)&amp;&quot;);&quot;" office:value-type="string" office:string-value="insert into materia values(default,'I5891','Seminario de Solución de Problemas de Bases de Datos',null);" calcext:value-type="string">
            <text:p>insert into materia values(default,'I5891','Seminario de Solución de Problemas de Bases de Datos',null);</text:p>
          </table:table-cell>
          <table:table-cell/>
        </table:table-row>
        <table:table-row table:style-name="ro1">
          <table:table-cell office:value-type="string" calcext:value-type="string">
            <text:p>I5898</text:p>
          </table:table-cell>
          <table:table-cell office:value-type="string" calcext:value-type="string">
            <text:p>Ingeniería de Software I</text:p>
          </table:table-cell>
          <table:table-cell table:number-columns-repeated="3"/>
          <table:table-cell table:style-name="ce1" table:formula="of:=&quot;insert into materia values(default,'&quot;&amp;[.A87]&amp;&quot;','&quot;&amp;[.B87]&amp;&quot;',&quot;&amp;IF([.D87]=&quot;&quot;;&quot;null&quot;;&quot;'&quot;&amp;[.D87]&amp;&quot;'&quot;)&amp;&quot;);&quot;" office:value-type="string" office:string-value="insert into materia values(default,'I5898','Ingeniería de Software I',null);" calcext:value-type="string">
            <text:p>insert into materia values(default,'I5898','Ingeniería de Software I',null);</text:p>
          </table:table-cell>
          <table:table-cell/>
        </table:table-row>
        <table:table-row table:style-name="ro1">
          <table:table-cell office:value-type="string" calcext:value-type="string">
            <text:p>I5899</text:p>
          </table:table-cell>
          <table:table-cell office:value-type="string" calcext:value-type="string">
            <text:p>Seminario de Solución de Problemas de Ingeniería de Software I</text:p>
          </table:table-cell>
          <table:table-cell table:number-columns-repeated="3"/>
          <table:table-cell table:style-name="ce1" table:formula="of:=&quot;insert into materia values(default,'&quot;&amp;[.A88]&amp;&quot;','&quot;&amp;[.B88]&amp;&quot;',&quot;&amp;IF([.D88]=&quot;&quot;;&quot;null&quot;;&quot;'&quot;&amp;[.D88]&amp;&quot;'&quot;)&amp;&quot;);&quot;" office:value-type="string" office:string-value="insert into materia values(default,'I5899','Seminario de Solución de Problemas de Ingeniería de Software I',null);" calcext:value-type="string">
            <text:p>insert into materia values(default,'I5899','Seminario de Solución de Problemas de Ingeniería de Software I',null);</text:p>
          </table:table-cell>
          <table:table-cell/>
        </table:table-row>
        <table:table-row table:style-name="ro1">
          <table:table-cell office:value-type="string" calcext:value-type="string">
            <text:p>I5900</text:p>
          </table:table-cell>
          <table:table-cell office:value-type="string" calcext:value-type="string">
            <text:p>Ingeniería de Software II</text:p>
          </table:table-cell>
          <table:table-cell table:number-columns-repeated="3"/>
          <table:table-cell table:style-name="ce1" table:formula="of:=&quot;insert into materia values(default,'&quot;&amp;[.A89]&amp;&quot;','&quot;&amp;[.B89]&amp;&quot;',&quot;&amp;IF([.D89]=&quot;&quot;;&quot;null&quot;;&quot;'&quot;&amp;[.D89]&amp;&quot;'&quot;)&amp;&quot;);&quot;" office:value-type="string" office:string-value="insert into materia values(default,'I5900','Ingeniería de Software II',null);" calcext:value-type="string">
            <text:p>insert into materia values(default,'I5900','Ingeniería de Software II',null);</text:p>
          </table:table-cell>
          <table:table-cell/>
        </table:table-row>
        <table:table-row table:style-name="ro1">
          <table:table-cell office:value-type="string" calcext:value-type="string">
            <text:p>I5902</text:p>
          </table:table-cell>
          <table:table-cell office:value-type="string" calcext:value-type="string">
            <text:p>Administración de Bases de Datos</text:p>
          </table:table-cell>
          <table:table-cell table:number-columns-repeated="3"/>
          <table:table-cell table:style-name="ce1" table:formula="of:=&quot;insert into materia values(default,'&quot;&amp;[.A90]&amp;&quot;','&quot;&amp;[.B90]&amp;&quot;',&quot;&amp;IF([.D90]=&quot;&quot;;&quot;null&quot;;&quot;'&quot;&amp;[.D90]&amp;&quot;'&quot;)&amp;&quot;);&quot;" office:value-type="string" office:string-value="insert into materia values(default,'I5902','Administración de Bases de Datos',null);" calcext:value-type="string">
            <text:p>insert into materia values(default,'I5902','Administración de Bases de Datos',null);</text:p>
          </table:table-cell>
          <table:table-cell/>
        </table:table-row>
        <table:table-row table:style-name="ro1">
          <table:table-cell office:value-type="string" calcext:value-type="string">
            <text:p>I5903</text:p>
          </table:table-cell>
          <table:table-cell office:value-type="string" calcext:value-type="string">
            <text:p>Uso, Adaptación y Explotación de Sistemas Operativos</text:p>
          </table:table-cell>
          <table:table-cell table:number-columns-repeated="3"/>
          <table:table-cell table:style-name="ce1" table:formula="of:=&quot;insert into materia values(default,'&quot;&amp;[.A91]&amp;&quot;','&quot;&amp;[.B91]&amp;&quot;',&quot;&amp;IF([.D91]=&quot;&quot;;&quot;null&quot;;&quot;'&quot;&amp;[.D91]&amp;&quot;'&quot;)&amp;&quot;);&quot;" office:value-type="string" office:string-value="insert into materia values(default,'I5903','Uso, Adaptación y Explotación de Sistemas Operativos',null);" calcext:value-type="string">
            <text:p>insert into materia values(default,'I5903','Uso, Adaptación y Explotación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5904</text:p>
          </table:table-cell>
          <table:table-cell office:value-type="string" calcext:value-type="string">
            <text:p>Seminario de Solución de Problemas de Uso, Adaptación y Explotación de Sistemas Operativos</text:p>
          </table:table-cell>
          <table:table-cell table:number-columns-repeated="3"/>
          <table:table-cell table:style-name="ce1" table:formula="of:=&quot;insert into materia values(default,'&quot;&amp;[.A92]&amp;&quot;','&quot;&amp;[.B92]&amp;&quot;',&quot;&amp;IF([.D92]=&quot;&quot;;&quot;null&quot;;&quot;'&quot;&amp;[.D92]&amp;&quot;'&quot;)&amp;&quot;);&quot;" office:value-type="string" office:string-value="insert into materia values(default,'I5904','Seminario de Solución de Problemas de Uso, Adaptación y Explotación de Sistemas Operativos',null);" calcext:value-type="string">
            <text:p>insert into materia values(default,'I5904','Seminario de Solución de Problemas de Uso, Adaptación y Explotación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5905</text:p>
          </table:table-cell>
          <table:table-cell office:value-type="string" calcext:value-type="string">
            <text:p>Seguridad de la Información</text:p>
          </table:table-cell>
          <table:table-cell table:number-columns-repeated="3"/>
          <table:table-cell table:style-name="ce1" table:formula="of:=&quot;insert into materia values(default,'&quot;&amp;[.A93]&amp;&quot;','&quot;&amp;[.B93]&amp;&quot;',&quot;&amp;IF([.D93]=&quot;&quot;;&quot;null&quot;;&quot;'&quot;&amp;[.D93]&amp;&quot;'&quot;)&amp;&quot;);&quot;" office:value-type="string" office:string-value="insert into materia values(default,'I5905','Seguridad de la Información',null);" calcext:value-type="string">
            <text:p>insert into materia values(default,'I5905','Seguridad de la Información',null);</text:p>
          </table:table-cell>
          <table:table-cell/>
        </table:table-row>
        <table:table-row table:style-name="ro1">
          <table:table-cell office:value-type="string" calcext:value-type="string">
            <text:p>I5906</text:p>
          </table:table-cell>
          <table:table-cell office:value-type="string" calcext:value-type="string">
            <text:p>Almacenes de Datos (Data Warehouse)</text:p>
          </table:table-cell>
          <table:table-cell table:number-columns-repeated="3"/>
          <table:table-cell table:style-name="ce1" table:formula="of:=&quot;insert into materia values(default,'&quot;&amp;[.A94]&amp;&quot;','&quot;&amp;[.B94]&amp;&quot;',&quot;&amp;IF([.D94]=&quot;&quot;;&quot;null&quot;;&quot;'&quot;&amp;[.D94]&amp;&quot;'&quot;)&amp;&quot;);&quot;" office:value-type="string" office:string-value="insert into materia values(default,'I5906','Almacenes de Datos (Data Warehouse)',null);" calcext:value-type="string">
            <text:p>insert into materia values(default,'I5906','Almacenes de Datos (Data Warehouse)',null);</text:p>
          </table:table-cell>
          <table:table-cell/>
        </table:table-row>
        <table:table-row table:style-name="ro1">
          <table:table-cell office:value-type="string" calcext:value-type="string">
            <text:p>I5907</text:p>
          </table:table-cell>
          <table:table-cell office:value-type="string" calcext:value-type="string">
            <text:p>Administración de Redes</text:p>
          </table:table-cell>
          <table:table-cell table:number-columns-repeated="3"/>
          <table:table-cell table:style-name="ce1" table:formula="of:=&quot;insert into materia values(default,'&quot;&amp;[.A95]&amp;&quot;','&quot;&amp;[.B95]&amp;&quot;',&quot;&amp;IF([.D95]=&quot;&quot;;&quot;null&quot;;&quot;'&quot;&amp;[.D95]&amp;&quot;'&quot;)&amp;&quot;);&quot;" office:value-type="string" office:string-value="insert into materia values(default,'I5907','Administración de Redes',null);" calcext:value-type="string">
            <text:p>insert into materia values(default,'I5907','Administración de Redes',null);</text:p>
          </table:table-cell>
          <table:table-cell/>
        </table:table-row>
        <table:table-row table:style-name="ro1">
          <table:table-cell office:value-type="string" calcext:value-type="string">
            <text:p>I5908</text:p>
          </table:table-cell>
          <table:table-cell office:value-type="string" calcext:value-type="string">
            <text:p>Administración de Servidores</text:p>
          </table:table-cell>
          <table:table-cell table:number-columns-repeated="3"/>
          <table:table-cell table:style-name="ce1" table:formula="of:=&quot;insert into materia values(default,'&quot;&amp;[.A96]&amp;&quot;','&quot;&amp;[.B96]&amp;&quot;',&quot;&amp;IF([.D96]=&quot;&quot;;&quot;null&quot;;&quot;'&quot;&amp;[.D96]&amp;&quot;'&quot;)&amp;&quot;);&quot;" office:value-type="string" office:string-value="insert into materia values(default,'I5908','Administración de Servidores',null);" calcext:value-type="string">
            <text:p>insert into materia values(default,'I5908','Administración de Servidores',null);</text:p>
          </table:table-cell>
          <table:table-cell/>
        </table:table-row>
        <table:table-row table:style-name="ro1">
          <table:table-cell office:value-type="string" calcext:value-type="string">
            <text:p>I5909</text:p>
          </table:table-cell>
          <table:table-cell office:value-type="string" calcext:value-type="string">
            <text:p>Programación para Internet</text:p>
          </table:table-cell>
          <table:table-cell table:number-columns-repeated="3"/>
          <table:table-cell table:style-name="ce1" table:formula="of:=&quot;insert into materia values(default,'&quot;&amp;[.A97]&amp;&quot;','&quot;&amp;[.B97]&amp;&quot;',&quot;&amp;IF([.D97]=&quot;&quot;;&quot;null&quot;;&quot;'&quot;&amp;[.D97]&amp;&quot;'&quot;)&amp;&quot;);&quot;" office:value-type="string" office:string-value="insert into materia values(default,'I5909','Programación para Internet',null);" calcext:value-type="string">
            <text:p>insert into materia values(default,'I5909','Programación para Internet',null);</text:p>
          </table:table-cell>
          <table:table-cell/>
        </table:table-row>
        <table:table-row table:style-name="ro1">
          <table:table-cell office:value-type="string" calcext:value-type="string">
            <text:p>I5910</text:p>
          </table:table-cell>
          <table:table-cell office:value-type="string" calcext:value-type="string">
            <text:p>Hypermedia</text:p>
          </table:table-cell>
          <table:table-cell table:number-columns-repeated="3"/>
          <table:table-cell table:style-name="ce1" table:formula="of:=&quot;insert into materia values(default,'&quot;&amp;[.A98]&amp;&quot;','&quot;&amp;[.B98]&amp;&quot;',&quot;&amp;IF([.D98]=&quot;&quot;;&quot;null&quot;;&quot;'&quot;&amp;[.D98]&amp;&quot;'&quot;)&amp;&quot;);&quot;" office:value-type="string" office:string-value="insert into materia values(default,'I5910','Hypermedia',null);" calcext:value-type="string">
            <text:p>insert into materia values(default,'I5910','Hypermedia',null);</text:p>
          </table:table-cell>
          <table:table-cell/>
        </table:table-row>
        <table:table-row table:style-name="ro1">
          <table:table-cell office:value-type="string" calcext:value-type="string">
            <text:p>I5911</text:p>
          </table:table-cell>
          <table:table-cell office:value-type="string" calcext:value-type="string">
            <text:p>Minería de Datos</text:p>
          </table:table-cell>
          <table:table-cell table:number-columns-repeated="3"/>
          <table:table-cell table:style-name="ce1" table:formula="of:=&quot;insert into materia values(default,'&quot;&amp;[.A99]&amp;&quot;','&quot;&amp;[.B99]&amp;&quot;',&quot;&amp;IF([.D99]=&quot;&quot;;&quot;null&quot;;&quot;'&quot;&amp;[.D99]&amp;&quot;'&quot;)&amp;&quot;);&quot;" office:value-type="string" office:string-value="insert into materia values(default,'I5911','Minería de Datos',null);" calcext:value-type="string">
            <text:p>insert into materia values(default,'I5911','Minería de Datos',null);</text:p>
          </table:table-cell>
          <table:table-cell/>
        </table:table-row>
        <table:table-row table:style-name="ro1">
          <table:table-cell office:value-type="string" calcext:value-type="string">
            <text:p>I5912</text:p>
          </table:table-cell>
          <table:table-cell office:value-type="string" calcext:value-type="string">
            <text:p>Clasificación Inteligente de Datos</text:p>
          </table:table-cell>
          <table:table-cell table:number-columns-repeated="3"/>
          <table:table-cell table:style-name="ce1" table:formula="of:=&quot;insert into materia values(default,'&quot;&amp;[.A100]&amp;&quot;','&quot;&amp;[.B100]&amp;&quot;',&quot;&amp;IF([.D100]=&quot;&quot;;&quot;null&quot;;&quot;'&quot;&amp;[.D100]&amp;&quot;'&quot;)&amp;&quot;);&quot;" office:value-type="string" office:string-value="insert into materia values(default,'I5912','Clasificación Inteligente de Datos',null);" calcext:value-type="string">
            <text:p>insert into materia values(default,'I5912','Clasificación Inteligente de Datos',null);</text:p>
          </table:table-cell>
          <table:table-cell/>
        </table:table-row>
        <table:table-row table:style-name="ro1">
          <table:table-cell office:value-type="string" calcext:value-type="string">
            <text:p>I5913</text:p>
          </table:table-cell>
          <table:table-cell office:value-type="string" calcext:value-type="string">
            <text:p>Sistemas Basados en Conocimiento</text:p>
          </table:table-cell>
          <table:table-cell table:number-columns-repeated="3"/>
          <table:table-cell table:style-name="ce1" table:formula="of:=&quot;insert into materia values(default,'&quot;&amp;[.A101]&amp;&quot;','&quot;&amp;[.B101]&amp;&quot;',&quot;&amp;IF([.D101]=&quot;&quot;;&quot;null&quot;;&quot;'&quot;&amp;[.D101]&amp;&quot;'&quot;)&amp;&quot;);&quot;" office:value-type="string" office:string-value="insert into materia values(default,'I5913','Sistemas Basados en Conocimiento',null);" calcext:value-type="string">
            <text:p>insert into materia values(default,'I5913','Sistemas Basados en Conocimiento',null);</text:p>
          </table:table-cell>
          <table:table-cell/>
        </table:table-row>
        <table:table-row table:style-name="ro1">
          <table:table-cell office:value-type="string" calcext:value-type="string">
            <text:p>I5914</text:p>
          </table:table-cell>
          <table:table-cell office:value-type="string" calcext:value-type="string">
            <text:p>Seminario de Solución de Problemas de Sistemas Basados en Conocimiento</text:p>
          </table:table-cell>
          <table:table-cell table:number-columns-repeated="3"/>
          <table:table-cell table:style-name="ce1" table:formula="of:=&quot;insert into materia values(default,'&quot;&amp;[.A102]&amp;&quot;','&quot;&amp;[.B102]&amp;&quot;',&quot;&amp;IF([.D102]=&quot;&quot;;&quot;null&quot;;&quot;'&quot;&amp;[.D102]&amp;&quot;'&quot;)&amp;&quot;);&quot;" office:value-type="string" office:string-value="insert into materia values(default,'I5914','Seminario de Solución de Problemas de Sistemas Basados en Conocimiento',null);" calcext:value-type="string">
            <text:p>insert into materia values(default,'I5914','Seminario de Solución de Problemas de Sistemas Basados en Conocimiento',null);</text:p>
          </table:table-cell>
          <table:table-cell/>
        </table:table-row>
        <table:table-row table:style-name="ro1">
          <table:table-cell office:value-type="string" calcext:value-type="string">
            <text:p>I5915</text:p>
          </table:table-cell>
          <table:table-cell office:value-type="string" calcext:value-type="string">
            <text:p>Teoría de la Computación</text:p>
          </table:table-cell>
          <table:table-cell table:number-columns-repeated="3"/>
          <table:table-cell table:style-name="ce1" table:formula="of:=&quot;insert into materia values(default,'&quot;&amp;[.A103]&amp;&quot;','&quot;&amp;[.B103]&amp;&quot;',&quot;&amp;IF([.D103]=&quot;&quot;;&quot;null&quot;;&quot;'&quot;&amp;[.D103]&amp;&quot;'&quot;)&amp;&quot;);&quot;" office:value-type="string" office:string-value="insert into materia values(default,'I5915','Teoría de la Computación',null);" calcext:value-type="string">
            <text:p>insert into materia values(default,'I5915','Teoría de la Computación',null);</text:p>
          </table:table-cell>
          <table:table-cell/>
        </table:table-row>
        <table:table-row table:style-name="ro1">
          <table:table-cell office:value-type="string" calcext:value-type="string">
            <text:p>I7022</text:p>
          </table:table-cell>
          <table:table-cell office:value-type="string" calcext:value-type="string">
            <text:p>Fundamentos Filosóficos de la Computación</text:p>
          </table:table-cell>
          <table:table-cell table:number-columns-repeated="3"/>
          <table:table-cell table:style-name="ce1" table:formula="of:=&quot;insert into materia values(default,'&quot;&amp;[.A104]&amp;&quot;','&quot;&amp;[.B104]&amp;&quot;',&quot;&amp;IF([.D104]=&quot;&quot;;&quot;null&quot;;&quot;'&quot;&amp;[.D104]&amp;&quot;'&quot;)&amp;&quot;);&quot;" office:value-type="string" office:string-value="insert into materia values(default,'I7022','Fundamentos Filosóficos de la Computación',null);" calcext:value-type="string">
            <text:p>insert into materia values(default,'I7022','Fundamentos Filosóficos de la Computación',null);</text:p>
          </table:table-cell>
          <table:table-cell/>
        </table:table-row>
        <table:table-row table:style-name="ro1">
          <table:table-cell office:value-type="string" calcext:value-type="string">
            <text:p>I7023</text:p>
          </table:table-cell>
          <table:table-cell office:value-type="string" calcext:value-type="string">
            <text:p>Arquitectura de Computadoras</text:p>
          </table:table-cell>
          <table:table-cell table:number-columns-repeated="3"/>
          <table:table-cell table:style-name="ce1" table:formula="of:=&quot;insert into materia values(default,'&quot;&amp;[.A105]&amp;&quot;','&quot;&amp;[.B105]&amp;&quot;',&quot;&amp;IF([.D105]=&quot;&quot;;&quot;null&quot;;&quot;'&quot;&amp;[.D105]&amp;&quot;'&quot;)&amp;&quot;);&quot;" office:value-type="string" office:string-value="insert into materia values(default,'I7023','Arquitectura de Computadoras',null);" calcext:value-type="string">
            <text:p>insert into materia values(default,'I7023','Arquitectura de Computadoras',null);</text:p>
          </table:table-cell>
          <table:table-cell/>
        </table:table-row>
        <table:table-row table:style-name="ro1">
          <table:table-cell office:value-type="string" calcext:value-type="string">
            <text:p>I7024</text:p>
          </table:table-cell>
          <table:table-cell office:value-type="string" calcext:value-type="string">
            <text:p>Seminario de Solución de Problemas de Arquitectura de Computadoras</text:p>
          </table:table-cell>
          <table:table-cell table:number-columns-repeated="3"/>
          <table:table-cell table:style-name="ce1" table:formula="of:=&quot;insert into materia values(default,'&quot;&amp;[.A106]&amp;&quot;','&quot;&amp;[.B106]&amp;&quot;',&quot;&amp;IF([.D106]=&quot;&quot;;&quot;null&quot;;&quot;'&quot;&amp;[.D106]&amp;&quot;'&quot;)&amp;&quot;);&quot;" office:value-type="string" office:string-value="insert into materia values(default,'I7024','Seminario de Solución de Problemas de Arquitectura de Computadoras',null);" calcext:value-type="string">
            <text:p>insert into materia values(default,'I7024','Seminario de Solución de Problemas de Arquitectura de Computadoras',null);</text:p>
          </table:table-cell>
          <table:table-cell/>
        </table:table-row>
        <table:table-row table:style-name="ro1">
          <table:table-cell office:value-type="string" calcext:value-type="string">
            <text:p>I7025</text:p>
          </table:table-cell>
          <table:table-cell office:value-type="string" calcext:value-type="string">
            <text:p>Traductores de Lenguajes I</text:p>
          </table:table-cell>
          <table:table-cell table:number-columns-repeated="3"/>
          <table:table-cell table:style-name="ce1" table:formula="of:=&quot;insert into materia values(default,'&quot;&amp;[.A107]&amp;&quot;','&quot;&amp;[.B107]&amp;&quot;',&quot;&amp;IF([.D107]=&quot;&quot;;&quot;null&quot;;&quot;'&quot;&amp;[.D107]&amp;&quot;'&quot;)&amp;&quot;);&quot;" office:value-type="string" office:string-value="insert into materia values(default,'I7025','Traductores de Lenguajes I',null);" calcext:value-type="string">
            <text:p>insert into materia values(default,'I7025','Traductores de Lenguajes I',null);</text:p>
          </table:table-cell>
          <table:table-cell/>
        </table:table-row>
        <table:table-row table:style-name="ro1">
          <table:table-cell office:value-type="string" calcext:value-type="string">
            <text:p>I7026</text:p>
          </table:table-cell>
          <table:table-cell office:value-type="string" calcext:value-type="string">
            <text:p>Seminario de Solución de Problemas de Traductores de Lenguajes I</text:p>
          </table:table-cell>
          <table:table-cell table:number-columns-repeated="3"/>
          <table:table-cell table:style-name="ce1" table:formula="of:=&quot;insert into materia values(default,'&quot;&amp;[.A108]&amp;&quot;','&quot;&amp;[.B108]&amp;&quot;',&quot;&amp;IF([.D108]=&quot;&quot;;&quot;null&quot;;&quot;'&quot;&amp;[.D108]&amp;&quot;'&quot;)&amp;&quot;);&quot;" office:value-type="string" office:string-value="insert into materia values(default,'I7026','Seminario de Solución de Problemas de Traductores de Lenguajes I',null);" calcext:value-type="string">
            <text:p>insert into materia values(default,'I7026','Seminario de Solución de Problemas de Traductores de Lenguajes I',null);</text:p>
          </table:table-cell>
          <table:table-cell/>
        </table:table-row>
        <table:table-row table:style-name="ro1">
          <table:table-cell office:value-type="string" calcext:value-type="string">
            <text:p>I7027</text:p>
          </table:table-cell>
          <table:table-cell office:value-type="string" calcext:value-type="string">
            <text:p>Traductores de Lenguajes II</text:p>
          </table:table-cell>
          <table:table-cell table:number-columns-repeated="3"/>
          <table:table-cell table:style-name="ce1" table:formula="of:=&quot;insert into materia values(default,'&quot;&amp;[.A109]&amp;&quot;','&quot;&amp;[.B109]&amp;&quot;',&quot;&amp;IF([.D109]=&quot;&quot;;&quot;null&quot;;&quot;'&quot;&amp;[.D109]&amp;&quot;'&quot;)&amp;&quot;);&quot;" office:value-type="string" office:string-value="insert into materia values(default,'I7027','Traductores de Lenguajes II',null);" calcext:value-type="string">
            <text:p>insert into materia values(default,'I7027','Traductores de Lenguajes II',null);</text:p>
          </table:table-cell>
          <table:table-cell/>
        </table:table-row>
        <table:table-row table:style-name="ro1">
          <table:table-cell office:value-type="string" calcext:value-type="string">
            <text:p>I7028</text:p>
          </table:table-cell>
          <table:table-cell office:value-type="string" calcext:value-type="string">
            <text:p>Seminario de Solución de Problemas de Traductores de Lenguaje II</text:p>
          </table:table-cell>
          <table:table-cell table:number-columns-repeated="3"/>
          <table:table-cell table:style-name="ce1" table:formula="of:=&quot;insert into materia values(default,'&quot;&amp;[.A110]&amp;&quot;','&quot;&amp;[.B110]&amp;&quot;',&quot;&amp;IF([.D110]=&quot;&quot;;&quot;null&quot;;&quot;'&quot;&amp;[.D110]&amp;&quot;'&quot;)&amp;&quot;);&quot;" office:value-type="string" office:string-value="insert into materia values(default,'I7028','Seminario de Solución de Problemas de Traductores de Lenguaje II',null);" calcext:value-type="string">
            <text:p>insert into materia values(default,'I7028','Seminario de Solución de Problemas de Traductores de Lenguaje II',null);</text:p>
          </table:table-cell>
          <table:table-cell/>
        </table:table-row>
        <table:table-row table:style-name="ro1">
          <table:table-cell office:value-type="string" calcext:value-type="string">
            <text:p>I7029</text:p>
          </table:table-cell>
          <table:table-cell office:value-type="string" calcext:value-type="string">
            <text:p>Sistemas Operativos</text:p>
          </table:table-cell>
          <table:table-cell table:number-columns-repeated="3"/>
          <table:table-cell table:style-name="ce1" table:formula="of:=&quot;insert into materia values(default,'&quot;&amp;[.A111]&amp;&quot;','&quot;&amp;[.B111]&amp;&quot;',&quot;&amp;IF([.D111]=&quot;&quot;;&quot;null&quot;;&quot;'&quot;&amp;[.D111]&amp;&quot;'&quot;)&amp;&quot;);&quot;" office:value-type="string" office:string-value="insert into materia values(default,'I7029','Sistemas Operativos',null);" calcext:value-type="string">
            <text:p>insert into materia values(default,'I7029','Sistemas Operativos',null);</text:p>
          </table:table-cell>
          <table:table-cell/>
        </table:table-row>
        <table:table-row table:style-name="ro1">
          <table:table-cell office:value-type="string" calcext:value-type="string">
            <text:p>I7030</text:p>
          </table:table-cell>
          <table:table-cell office:value-type="string" calcext:value-type="string">
            <text:p>Seminario de Solución de Problemas de Sistemas Operativos</text:p>
          </table:table-cell>
          <table:table-cell table:number-columns-repeated="3"/>
          <table:table-cell table:style-name="ce1" table:formula="of:=&quot;insert into materia values(default,'&quot;&amp;[.A112]&amp;&quot;','&quot;&amp;[.B112]&amp;&quot;',&quot;&amp;IF([.D112]=&quot;&quot;;&quot;null&quot;;&quot;'&quot;&amp;[.D112]&amp;&quot;'&quot;)&amp;&quot;);&quot;" office:value-type="string" office:string-value="insert into materia values(default,'I7030','Seminario de Solución de Problemas de Sistemas Operativos',null);" calcext:value-type="string">
            <text:p>insert into materia values(default,'I7030','Seminario de Solución de Problemas de Sistemas Operativos',null);</text:p>
          </table:table-cell>
          <table:table-cell/>
        </table:table-row>
        <table:table-row table:style-name="ro1">
          <table:table-cell office:value-type="string" calcext:value-type="string">
            <text:p>I7031</text:p>
          </table:table-cell>
          <table:table-cell office:value-type="string" calcext:value-type="string">
            <text:p>Redes de computadoras y Protocolos de Comunicación</text:p>
          </table:table-cell>
          <table:table-cell table:number-columns-repeated="3"/>
          <table:table-cell table:style-name="ce1" table:formula="of:=&quot;insert into materia values(default,'&quot;&amp;[.A113]&amp;&quot;','&quot;&amp;[.B113]&amp;&quot;',&quot;&amp;IF([.D113]=&quot;&quot;;&quot;null&quot;;&quot;'&quot;&amp;[.D113]&amp;&quot;'&quot;)&amp;&quot;);&quot;" office:value-type="string" office:string-value="insert into materia values(default,'I7031','Redes de computadoras y Protocolos de Comunicación',null);" calcext:value-type="string">
            <text:p>insert into materia values(default,'I7031','Redes de computadoras y Protocolos de Comunicación',null);</text:p>
          </table:table-cell>
          <table:table-cell/>
        </table:table-row>
        <table:table-row table:style-name="ro1">
          <table:table-cell office:value-type="string" calcext:value-type="string">
            <text:p>I7032</text:p>
          </table:table-cell>
          <table:table-cell office:value-type="string" calcext:value-type="string">
            <text:p>Seminario de Solución de Problemas de Redes de Computadoras y Protocolos de Comunicación</text:p>
          </table:table-cell>
          <table:table-cell table:number-columns-repeated="3"/>
          <table:table-cell table:style-name="ce1" table:formula="of:=&quot;insert into materia values(default,'&quot;&amp;[.A114]&amp;&quot;','&quot;&amp;[.B114]&amp;&quot;',&quot;&amp;IF([.D114]=&quot;&quot;;&quot;null&quot;;&quot;'&quot;&amp;[.D114]&amp;&quot;'&quot;)&amp;&quot;);&quot;" office:value-type="string" office:string-value="insert into materia values(default,'I7032','Seminario de Solución de Problemas de Redes de Computadoras y Protocolos de Comunicación',null);" calcext:value-type="string">
            <text:p>insert into materia values(default,'I7032','Seminario de Solución de Problemas de Redes de Computadoras y Protocolos de Comunicación',null);</text:p>
          </table:table-cell>
          <table:table-cell/>
        </table:table-row>
        <table:table-row table:style-name="ro1">
          <table:table-cell office:value-type="string" calcext:value-type="string">
            <text:p>I7033</text:p>
          </table:table-cell>
          <table:table-cell office:value-type="string" calcext:value-type="string">
            <text:p>Sistemas Operativos de Red</text:p>
          </table:table-cell>
          <table:table-cell table:number-columns-repeated="3"/>
          <table:table-cell table:style-name="ce1" table:formula="of:=&quot;insert into materia values(default,'&quot;&amp;[.A115]&amp;&quot;','&quot;&amp;[.B115]&amp;&quot;',&quot;&amp;IF([.D115]=&quot;&quot;;&quot;null&quot;;&quot;'&quot;&amp;[.D115]&amp;&quot;'&quot;)&amp;&quot;);&quot;" office:value-type="string" office:string-value="insert into materia values(default,'I7033','Sistemas Operativos de Red',null);" calcext:value-type="string">
            <text:p>insert into materia values(default,'I7033','Sistemas Operativos de Red',null);</text:p>
          </table:table-cell>
          <table:table-cell/>
        </table:table-row>
        <table:table-row table:style-name="ro1">
          <table:table-cell office:value-type="string" calcext:value-type="string">
            <text:p>I7034</text:p>
          </table:table-cell>
          <table:table-cell office:value-type="string" calcext:value-type="string">
            <text:p>Seminario de Solución de Problemas de Sistemas Operativos en Red</text:p>
          </table:table-cell>
          <table:table-cell table:number-columns-repeated="3"/>
          <table:table-cell table:style-name="ce1" table:formula="of:=&quot;insert into materia values(default,'&quot;&amp;[.A116]&amp;&quot;','&quot;&amp;[.B116]&amp;&quot;',&quot;&amp;IF([.D116]=&quot;&quot;;&quot;null&quot;;&quot;'&quot;&amp;[.D116]&amp;&quot;'&quot;)&amp;&quot;);&quot;" office:value-type="string" office:string-value="insert into materia values(default,'I7034','Seminario de Solución de Problemas de Sistemas Operativos en Red',null);" calcext:value-type="string">
            <text:p>insert into materia values(default,'I7034','Seminario de Solución de Problemas de Sistemas Operativos en Red',null);</text:p>
          </table:table-cell>
          <table:table-cell/>
        </table:table-row>
        <table:table-row table:style-name="ro1">
          <table:table-cell office:value-type="string" calcext:value-type="string">
            <text:p>I7035</text:p>
          </table:table-cell>
          <table:table-cell office:value-type="string" calcext:value-type="string">
            <text:p>Sistemas Concurrentes y Distribuidos</text:p>
          </table:table-cell>
          <table:table-cell table:number-columns-repeated="3"/>
          <table:table-cell table:style-name="ce1" table:formula="of:=&quot;insert into materia values(default,'&quot;&amp;[.A117]&amp;&quot;','&quot;&amp;[.B117]&amp;&quot;',&quot;&amp;IF([.D117]=&quot;&quot;;&quot;null&quot;;&quot;'&quot;&amp;[.D117]&amp;&quot;'&quot;)&amp;&quot;);&quot;" office:value-type="string" office:string-value="insert into materia values(default,'I7035','Sistemas Concurrentes y Distribuidos',null);" calcext:value-type="string">
            <text:p>insert into materia values(default,'I7035','Sistemas Concurrentes y Distribuidos',null);</text:p>
          </table:table-cell>
          <table:table-cell/>
        </table:table-row>
        <table:table-row table:style-name="ro1">
          <table:table-cell office:value-type="string" calcext:value-type="string">
            <text:p>I7036</text:p>
          </table:table-cell>
          <table:table-cell office:value-type="string" calcext:value-type="string">
            <text:p>Computación tolerante a fallas</text:p>
          </table:table-cell>
          <table:table-cell table:number-columns-repeated="3"/>
          <table:table-cell table:style-name="ce1" table:formula="of:=&quot;insert into materia values(default,'&quot;&amp;[.A118]&amp;&quot;','&quot;&amp;[.B118]&amp;&quot;',&quot;&amp;IF([.D118]=&quot;&quot;;&quot;null&quot;;&quot;'&quot;&amp;[.D118]&amp;&quot;'&quot;)&amp;&quot;);&quot;" office:value-type="string" office:string-value="insert into materia values(default,'I7036','Computación tolerante a fallas',null);" calcext:value-type="string">
            <text:p>insert into materia values(default,'I7036','Computación tolerante a fallas',null);</text:p>
          </table:table-cell>
          <table:table-cell/>
        </table:table-row>
        <table:table-row table:style-name="ro1">
          <table:table-cell office:value-type="string" calcext:value-type="string">
            <text:p>I7037</text:p>
          </table:table-cell>
          <table:table-cell office:value-type="string" calcext:value-type="string">
            <text:p>Seguridad</text:p>
          </table:table-cell>
          <table:table-cell table:number-columns-repeated="3"/>
          <table:table-cell table:style-name="ce1" table:formula="of:=&quot;insert into materia values(default,'&quot;&amp;[.A119]&amp;&quot;','&quot;&amp;[.B119]&amp;&quot;',&quot;&amp;IF([.D119]=&quot;&quot;;&quot;null&quot;;&quot;'&quot;&amp;[.D119]&amp;&quot;'&quot;)&amp;&quot;);&quot;" office:value-type="string" office:string-value="insert into materia values(default,'I7037','Seguridad',null);" calcext:value-type="string">
            <text:p>insert into materia values(default,'I7037','Seguridad',null);</text:p>
          </table:table-cell>
          <table:table-cell/>
        </table:table-row>
        <table:table-row table:style-name="ro1">
          <table:table-cell office:value-type="string" calcext:value-type="string">
            <text:p>I7038</text:p>
          </table:table-cell>
          <table:table-cell office:value-type="string" calcext:value-type="string">
            <text:p>Inteligencia Artificial I</text:p>
          </table:table-cell>
          <table:table-cell table:number-columns-repeated="3"/>
          <table:table-cell table:style-name="ce1" table:formula="of:=&quot;insert into materia values(default,'&quot;&amp;[.A120]&amp;&quot;','&quot;&amp;[.B120]&amp;&quot;',&quot;&amp;IF([.D120]=&quot;&quot;;&quot;null&quot;;&quot;'&quot;&amp;[.D120]&amp;&quot;'&quot;)&amp;&quot;);&quot;" office:value-type="string" office:string-value="insert into materia values(default,'I7038','Inteligencia Artificial I',null);" calcext:value-type="string">
            <text:p>insert into materia values(default,'I7038','Inteligencia Artificial I',null);</text:p>
          </table:table-cell>
          <table:table-cell/>
        </table:table-row>
        <table:table-row table:style-name="ro1">
          <table:table-cell office:value-type="string" calcext:value-type="string">
            <text:p>I7039</text:p>
          </table:table-cell>
          <table:table-cell office:value-type="string" calcext:value-type="string">
            <text:p>Seminario de Solución de Problemas de Inteligencia Artificial I</text:p>
          </table:table-cell>
          <table:table-cell table:number-columns-repeated="3"/>
          <table:table-cell table:style-name="ce1" table:formula="of:=&quot;insert into materia values(default,'&quot;&amp;[.A121]&amp;&quot;','&quot;&amp;[.B121]&amp;&quot;',&quot;&amp;IF([.D121]=&quot;&quot;;&quot;null&quot;;&quot;'&quot;&amp;[.D121]&amp;&quot;'&quot;)&amp;&quot;);&quot;" office:value-type="string" office:string-value="insert into materia values(default,'I7039','Seminario de Solución de Problemas de Inteligencia Artificial I',null);" calcext:value-type="string">
            <text:p>insert into materia values(default,'I7039','Seminario de Solución de Problemas de Inteligencia Artificial I',null);</text:p>
          </table:table-cell>
          <table:table-cell/>
        </table:table-row>
        <table:table-row table:style-name="ro1">
          <table:table-cell office:value-type="string" calcext:value-type="string">
            <text:p>I7040</text:p>
          </table:table-cell>
          <table:table-cell office:value-type="string" calcext:value-type="string">
            <text:p>Inteligencia Artificial II</text:p>
          </table:table-cell>
          <table:table-cell table:number-columns-repeated="3"/>
          <table:table-cell table:style-name="ce1" table:formula="of:=&quot;insert into materia values(default,'&quot;&amp;[.A122]&amp;&quot;','&quot;&amp;[.B122]&amp;&quot;',&quot;&amp;IF([.D122]=&quot;&quot;;&quot;null&quot;;&quot;'&quot;&amp;[.D122]&amp;&quot;'&quot;)&amp;&quot;);&quot;" office:value-type="string" office:string-value="insert into materia values(default,'I7040','Inteligencia Artificial II',null);" calcext:value-type="string">
            <text:p>insert into materia values(default,'I7040','Inteligencia Artificial II',null);</text:p>
          </table:table-cell>
          <table:table-cell/>
        </table:table-row>
        <table:table-row table:style-name="ro1">
          <table:table-cell office:value-type="string" calcext:value-type="string">
            <text:p>I7041</text:p>
          </table:table-cell>
          <table:table-cell office:value-type="string" calcext:value-type="string">
            <text:p>Seminario de Solución de Problemas de Inteligencia Artificial II</text:p>
          </table:table-cell>
          <table:table-cell table:number-columns-repeated="3"/>
          <table:table-cell table:style-name="ce1" table:formula="of:=&quot;insert into materia values(default,'&quot;&amp;[.A123]&amp;&quot;','&quot;&amp;[.B123]&amp;&quot;',&quot;&amp;IF([.D123]=&quot;&quot;;&quot;null&quot;;&quot;'&quot;&amp;[.D123]&amp;&quot;'&quot;)&amp;&quot;);&quot;" office:value-type="string" office:string-value="insert into materia values(default,'I7041','Seminario de Solución de Problemas de Inteligencia Artificial II',null);" calcext:value-type="string">
            <text:p>insert into materia values(default,'I7041','Seminario de Solución de Problemas de Inteligencia Artificial II',null);</text:p>
          </table:table-cell>
          <table:table-cell/>
        </table:table-row>
        <table:table-row table:style-name="ro1">
          <table:table-cell office:value-type="string" calcext:value-type="string">
            <text:p>I7042</text:p>
          </table:table-cell>
          <table:table-cell office:value-type="string" calcext:value-type="string">
            <text:p>Simulación por Computadora</text:p>
          </table:table-cell>
          <table:table-cell table:number-columns-repeated="3"/>
          <table:table-cell table:style-name="ce1" table:formula="of:=&quot;insert into materia values(default,'&quot;&amp;[.A124]&amp;&quot;','&quot;&amp;[.B124]&amp;&quot;',&quot;&amp;IF([.D124]=&quot;&quot;;&quot;null&quot;;&quot;'&quot;&amp;[.D124]&amp;&quot;'&quot;)&amp;&quot;);&quot;" office:value-type="string" office:string-value="insert into materia values(default,'I7042','Simulación por Computadora',null);" calcext:value-type="string">
            <text:p>insert into materia values(default,'I7042','Simulación por Computadora',null);</text:p>
          </table:table-cell>
          <table:table-cell/>
        </table:table-row>
        <table:table-row table:style-name="ro1">
          <table:table-cell office:value-type="string" calcext:value-type="string">
            <text:p>I7609</text:p>
          </table:table-cell>
          <table:table-cell office:value-type="string" calcext:value-type="string">
            <text:p>Procesamiento de Bioimágenes</text:p>
          </table:table-cell>
          <table:table-cell table:number-columns-repeated="3"/>
          <table:table-cell table:style-name="ce1" table:formula="of:=&quot;insert into materia values(default,'&quot;&amp;[.A125]&amp;&quot;','&quot;&amp;[.B125]&amp;&quot;',&quot;&amp;IF([.D125]=&quot;&quot;;&quot;null&quot;;&quot;'&quot;&amp;[.D125]&amp;&quot;'&quot;)&amp;&quot;);&quot;" office:value-type="string" office:string-value="insert into materia values(default,'I7609','Procesamiento de Bioimágenes',null);" calcext:value-type="string">
            <text:p>insert into materia values(default,'I7609','Procesamiento de Bioimágenes',null);</text:p>
          </table:table-cell>
          <table:table-cell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urso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nrc</text:p>
          </table:table-cell>
          <table:table-cell table:style-name="ce4" office:value-type="string" calcext:value-type="string">
            <text:p>clave_materia</text:p>
          </table:table-cell>
          <table:table-cell table:style-name="ce4" office:value-type="string" calcext:value-type="string">
            <text:p>nombre_ciclo_escolar</text:p>
          </table:table-cell>
          <table:table-cell table:style-name="ce4" office:value-type="string" calcext:value-type="string">
            <text:p>codigo_profe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dministrador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iclo_escolar</text:p>
          </table:table-cell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fecha_inicio</text:p>
          </table:table-cell>
          <table:table-cell office:value-type="string" calcext:value-type="string">
            <text:p>fecha_fin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s_de_suspension</text:p>
          </table:table-cell>
          <table:table-cell/>
          <table:table-cell office:value-type="string" calcext:value-type="string">
            <text:p>id_di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motivo</text:p>
          </table:table-cell>
          <table:table-cell table:style-name="ce4" office:value-type="string" calcext:value-type="string">
            <text:p>nombre_ciclo_esco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cademia</text:p>
          </table:table-cell>
          <table:table-cell/>
          <table:table-cell office:value-type="string" calcext:value-type="string">
            <text:p>id_academia</text:p>
          </table:table-cell>
          <table:table-cell office:value-type="string" calcext:value-type="string">
            <text:p>no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teria</text:p>
          </table:table-cell>
          <table:table-cell/>
          <table:table-cell office:value-type="string" calcext:value-type="string">
            <text:p>id_materia</text:p>
          </table:table-cell>
          <table:table-cell table:style-name="ce5" office:value-type="string" calcext:value-type="string">
            <text:p>clave</text:p>
          </table:table-cell>
          <table:table-cell office:value-type="string" calcext:value-type="string">
            <text:p>nombre</text:p>
          </table:table-cell>
          <table:table-cell table:style-name="ce4" office:value-type="string" calcext:value-type="string">
            <text:p>id_academ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ias_clases</text:p>
          </table:table-cell>
          <table:table-cell/>
          <table:table-cell office:value-type="string" calcext:value-type="string">
            <text:p>id_di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table:style-name="ce4" office:value-type="string" calcext:value-type="string">
            <text:p>n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asistencia</text:p>
          </table:table-cell>
          <table:table-cell/>
          <table:table-cell office:value-type="string" calcext:value-type="string">
            <text:p>nrc</text:p>
          </table:table-cell>
          <table:table-cell table:style-name="ce3" office:value-type="string" calcext:value-type="string">
            <text:p>codigo_alumn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asis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rofesor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lumno</text:p>
          </table:table-cell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table:style-name="ce6" office:value-type="string" calcext:value-type="string">
            <text:p>apellidos</text:p>
          </table:table-cell>
          <table:table-cell office:value-type="string" calcext:value-type="string">
            <text:p>contrasena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celular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pagina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valuacion</text:p>
          </table:table-cell>
          <table:table-cell/>
          <table:table-cell office:value-type="string" calcext:value-type="string">
            <text:p>id_evaluacion</text:p>
          </table:table-cell>
          <table:table-cell office:value-type="string" calcext:value-type="string">
            <text:p>rubro</text:p>
          </table:table-cell>
          <table:table-cell office:value-type="string" calcext:value-type="string">
            <text:p>calificacion</text:p>
          </table:table-cell>
          <table:table-cell table:style-name="ce4" office:value-type="string" calcext:value-type="string">
            <text:p>codigo_alumno</text:p>
          </table:table-cell>
          <table:table-cell table:style-name="ce6" office:value-type="string" calcext:value-type="string">
            <text:p>id_rub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ubro</text:p>
          </table:table-cell>
          <table:table-cell/>
          <table:table-cell office:value-type="string" calcext:value-type="string">
            <text:p>id_rubro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hoja_extra</text:p>
          </table:table-cell>
          <table:table-cell table:style-name="ce4" office:value-type="string" calcext:value-type="string">
            <text:p>n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olumnas_hojas</text:p>
          </table:table-cell>
          <table:table-cell/>
          <table:table-cell office:value-type="string" calcext:value-type="string">
            <text:p>id_columna</text:p>
          </table:table-cell>
          <table:table-cell office:value-type="string" calcext:value-type="string">
            <text:p>columna</text:p>
          </table:table-cell>
          <table:table-cell table:style-name="ce4" office:value-type="string" calcext:value-type="string">
            <text:p>id_rubro</text:p>
          </table:table-cell>
          <table:table-cell table:number-columns-repeated="7"/>
        </table:table-row>
        <table:table-row table:style-name="ro1" table:number-rows-repeated="104856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Hoja1.D1:Hoja1.D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23:46:20.149754576</dc:date>
    <dc:creator>Francisco Pelayo</dc:creator>
    <meta:generator>LibreOffice/4.1.3.2$Linux_X86_64 LibreOffice_project/410m0$Build-2</meta:generator>
    <meta:editing-duration>PT5M39S</meta:editing-duration>
    <meta:editing-cycles>3</meta:editing-cycles>
    <meta:document-statistic meta:table-count="2" meta:cell-count="607" meta:object-count="0"/>
  </office:meta>
</office:document-meta>
</file>